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6874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0.4791in"/>
    </style:style>
    <style:style style:name="co6" style:family="table-column">
      <style:table-column-properties fo:break-before="auto" style:column-width="0.6146in"/>
    </style:style>
    <style:style style:name="co7" style:family="table-column">
      <style:table-column-properties fo:break-before="auto" style:column-width="0.6457in"/>
    </style:style>
    <style:style style:name="co8" style:family="table-column">
      <style:table-column-properties fo:break-before="auto" style:column-width="0.8126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1.2291in"/>
    </style:style>
    <style:style style:name="co11" style:family="table-column">
      <style:table-column-properties fo:break-before="auto" style:column-width="0.927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2311in" fo:break-before="auto" style:use-optimal-row-height="true"/>
    </style:style>
    <style:style style:name="ro4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ce18" style:family="table-cell" style:parent-style-name="Default" style:data-style-name="N0"/>
    <style:style style:name="T1" style:family="text">
      <style:text-properties fo:color="#000000" style:text-outline="false" style:text-line-through-style="none" style:text-position="33% 58%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position="-33% 58%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name-asian="Times New Roman1" style:font-size-asian="11pt" style:font-style-asian="normal" style:font-weight-asian="bold" style:font-name-complex="Times New Roman1" style:font-size-complex="11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2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4" table:default-cell-style-name="ce3"/>
        <table:table-column table:style-name="co6" table:default-cell-style-name="ce3"/>
        <table:table-column table:style-name="co8" table:default-cell-style-name="ce3"/>
        <table:table-column table:style-name="co11" table:default-cell-style-name="ce3"/>
        <table:table-column table:style-name="co10" table:default-cell-style-name="ce3"/>
        <table:table-column table:style-name="co1" table:number-columns-repeated="1003" table:default-cell-style-name="ce3"/>
        <table:table-row table:style-name="ro1">
          <table:table-cell table:style-name="ce1"/>
          <table:table-cell table:style-name="ce2" office:value-type="string">
            <text:p>h<text:span text:style-name="T1">O</text:span><text:span text:style-name="T2">f</text:span></text:p>
          </table:table-cell>
          <table:table-cell table:style-name="ce2" office:value-type="string">
            <text:p>h-h<text:span text:style-name="T2">298</text:span></text:p>
          </table:table-cell>
          <table:table-cell table:style-name="ce2" office:value-type="string">
            <text:p>s<text:span text:style-name="T2">O</text:span></text:p>
          </table:table-cell>
          <table:table-cell table:style-name="ce2" office:value-type="string">
            <text:p>g<text:span text:style-name="T2">j</text:span></text:p>
          </table:table-cell>
          <table:table-cell table:style-name="ce2" office:value-type="string">
            <text:p>g<text:span text:style-name="T2">j</text:span>/RT</text:p>
          </table:table-cell>
          <table:table-cell/>
          <table:table-cell table:style-name="ce1"/>
          <table:table-cell table:style-name="ce2" office:value-type="string">
            <text:p>Nj,initial</text:p>
          </table:table-cell>
          <table:table-cell table:style-name="ce2" office:value-type="string">
            <text:p>Nj,iteration</text:p>
          </table:table-cell>
          <table:table-cell table:style-name="ce2" office:value-type="string">
            <text:p>ln(Nj)</text:p>
          </table:table-cell>
          <table:table-cell table:style-name="ce4" office:value-type="string">
            <text:p>mf</text:p>
          </table:table-cell>
          <table:table-cell table:style-name="ce4" office:value-type="string">
            <text:p>mf from CSU code</text:p>
          </table:table-cell>
          <table:table-cell table:style-name="ce4" office:value-type="string">
            <text:p>% error</text:p>
          </table:table-cell>
          <table:table-cell table:number-columns-repeated="3"/>
          <table:table-cell table:style-name="ce2" office:value-type="string">
            <text:p>Species</text:p>
          </table:table-cell>
          <table:table-cell table:style-name="ce2" office:value-type="string">
            <text:p>Kmoles</text:p>
          </table:table-cell>
          <table:table-cell table:style-name="ce4" office:value-type="string">
            <text:p>Mole Fraction</text:p>
          </table:table-cell>
          <table:table-cell table:style-name="ce4" office:value-type="string">
            <text:p>mf from CSU code</text:p>
          </table:table-cell>
          <table:table-cell table:style-name="ce4" office:value-type="string">
            <text:p>% error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NH3</text:p>
          </table:table-cell>
          <table:table-cell table:style-name="ce1" office:value-type="float" office:value="-45898">
            <text:p>-45898</text:p>
          </table:table-cell>
          <table:table-cell table:style-name="ce1" office:value-type="float" office:value="143695">
            <text:p>143695</text:p>
          </table:table-cell>
          <table:table-cell table:style-name="ce1" office:value-type="float" office:value="311.236">
            <text:p>311.236</text:p>
          </table:table-cell>
          <table:table-cell table:style-name="ce1" table:formula="of:=[.B2]+[.C2]-2600*[.D2]+8.314*2600*(LN(5)+[.K2]-[.$K$10])" office:value-type="float" office:value="-724339.683743134">
            <text:p>-724339.683743134</text:p>
          </table:table-cell>
          <table:table-cell table:style-name="ce1" table:formula="of:=[.E2]/(8.314*2600)" office:value-type="float" office:value="-33.5088027489838">
            <text:p>-33.508802749</text:p>
          </table:table-cell>
          <table:table-cell/>
          <table:table-cell table:style-name="ce2" office:value-type="string">
            <text:p>NH3</text:p>
          </table:table-cell>
          <table:table-cell table:number-columns-repeated="2" table:style-name="ce1" office:value-type="float" office:value="0.011">
            <text:p>0.011</text:p>
          </table:table-cell>
          <table:table-cell table:style-name="ce1" table:formula="of:=LN([.J2])" office:value-type="float" office:value="-4.50986000618377">
            <text:p>-4.5098600062</text:p>
          </table:table-cell>
          <table:table-cell table:style-name="ce1" table:formula="of:=N_1/N" office:value-type="float" office:value="0.11">
            <text:p>0.11</text:p>
          </table:table-cell>
          <table:table-cell table:style-name="ce1" office:value-type="float" office:value="0.47065">
            <text:p>0.47065</text:p>
          </table:table-cell>
          <table:table-cell table:style-name="ce1" table:formula="of:=ABS(100*([.L2]-[.M2])/[.M2])" office:value-type="float" office:value="76.628067566132">
            <text:p>76.6280675661</text:p>
          </table:table-cell>
          <table:table-cell table:number-columns-repeated="3"/>
          <table:table-cell table:style-name="ce2" office:value-type="string">
            <text:p>NH3</text:p>
          </table:table-cell>
          <table:table-cell table:style-name="ce1" office:value-type="float" office:value="0.681903607152295">
            <text:p>0.6819036072</text:p>
          </table:table-cell>
          <table:table-cell table:style-name="ce1" office:value-type="float" office:value="0.486683591889272">
            <text:p>0.4866835919</text:p>
          </table:table-cell>
          <table:table-cell table:style-name="ce1" office:value-type="float" office:value="0.47065">
            <text:p>0.47065</text:p>
          </table:table-cell>
          <table:table-cell table:style-name="ce1" office:value-type="float" office:value="3.40669114825713">
            <text:p>3.4066911483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NH2</text:p>
          </table:table-cell>
          <table:table-cell table:style-name="ce1" office:value-type="float" office:value="190370">
            <text:p>190370</text:p>
          </table:table-cell>
          <table:table-cell table:style-name="ce1" office:value-type="float" office:value="107100">
            <text:p>107100</text:p>
          </table:table-cell>
          <table:table-cell table:style-name="ce1" office:value-type="float" office:value="286.4">
            <text:p>286.4</text:p>
          </table:table-cell>
          <table:table-cell table:style-name="ce1" table:formula="of:=[.B3]+[.C3]-2600*[.D3]+8.314*2600*(LN(5)+[.K3]-[.$K$10])" office:value-type="float" office:value="-460093.083743134">
            <text:p>-460093.083743134</text:p>
          </table:table-cell>
          <table:table-cell table:style-name="ce1" table:formula="of:=[.E3]/(8.314*2600)" office:value-type="float" office:value="-21.2844453166639">
            <text:p>-21.2844453167</text:p>
          </table:table-cell>
          <table:table-cell/>
          <table:table-cell table:style-name="ce2" office:value-type="string">
            <text:p>NH2</text:p>
          </table:table-cell>
          <table:table-cell table:number-columns-repeated="2" table:style-name="ce1" office:value-type="float" office:value="0.011">
            <text:p>0.011</text:p>
          </table:table-cell>
          <table:table-cell table:style-name="ce1" table:formula="of:=LN([.J3])" office:value-type="float" office:value="-4.50986000618377">
            <text:p>-4.5098600062</text:p>
          </table:table-cell>
          <table:table-cell table:style-name="ce1" table:formula="of:=N_2/N" office:value-type="float" office:value="0.11">
            <text:p>0.11</text:p>
          </table:table-cell>
          <table:table-cell table:style-name="ce1" office:value-type="float" office:value="0.050416">
            <text:p>0.050416</text:p>
          </table:table-cell>
          <table:table-cell table:style-name="ce1" table:formula="of:=ABS(100*([.L3]-[.M3])/[.M3])" office:value-type="float" office:value="118.184703268804">
            <text:p>118.1847032688</text:p>
          </table:table-cell>
          <table:table-cell table:number-columns-repeated="3"/>
          <table:table-cell table:style-name="ce2" office:value-type="string">
            <text:p>NH2</text:p>
          </table:table-cell>
          <table:table-cell table:style-name="ce1" office:value-type="float" office:value="0.0747039896166423">
            <text:p>0.0747039896</text:p>
          </table:table-cell>
          <table:table-cell table:style-name="ce1" office:value-type="float" office:value="0.0533172219852569">
            <text:p>0.053317222</text:p>
          </table:table-cell>
          <table:table-cell table:style-name="ce1" office:value-type="float" office:value="0.050416">
            <text:p>0.050416</text:p>
          </table:table-cell>
          <table:table-cell table:style-name="ce1" office:value-type="float" office:value="5.75456598154734">
            <text:p>5.7545659815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NH</text:p>
          </table:table-cell>
          <table:table-cell table:style-name="ce1" office:value-type="float" office:value="376560">
            <text:p>376560</text:p>
          </table:table-cell>
          <table:table-cell table:style-name="ce1" office:value-type="float" office:value="76250">
            <text:p>76250</text:p>
          </table:table-cell>
          <table:table-cell table:style-name="ce1" office:value-type="float" office:value="249.7">
            <text:p>249.7</text:p>
          </table:table-cell>
          <table:table-cell table:style-name="ce1" table:formula="of:=[.B4]+[.C4]-2600*[.D4]+8.314*2600*(LN(5)+[.K4]-[.$K$10])" office:value-type="float" office:value="-209333.083743134">
            <text:p>-209333.083743134</text:p>
          </table:table-cell>
          <table:table-cell table:style-name="ce1" table:formula="of:=[.E4]/(8.314*2600)" office:value-type="float" office:value="-9.68399380762448">
            <text:p>-9.6839938076</text:p>
          </table:table-cell>
          <table:table-cell/>
          <table:table-cell table:style-name="ce2" office:value-type="string">
            <text:p>NH</text:p>
          </table:table-cell>
          <table:table-cell table:number-columns-repeated="2" table:style-name="ce1" office:value-type="float" office:value="0.011">
            <text:p>0.011</text:p>
          </table:table-cell>
          <table:table-cell table:style-name="ce1" table:formula="of:=LN([.J4])" office:value-type="float" office:value="-4.50986000618377">
            <text:p>-4.5098600062</text:p>
          </table:table-cell>
          <table:table-cell table:style-name="ce1" table:formula="of:=N_3/N" office:value-type="float" office:value="0.11">
            <text:p>0.11</text:p>
          </table:table-cell>
          <table:table-cell table:style-name="ce1" office:value-type="float" office:value="0.025704">
            <text:p>0.025704</text:p>
          </table:table-cell>
          <table:table-cell table:style-name="ce1" table:formula="of:=ABS(100*([.L4]-[.M4])/[.M4])" office:value-type="float" office:value="327.948957360722">
            <text:p>327.9489573607</text:p>
          </table:table-cell>
          <table:table-cell table:number-columns-repeated="3"/>
          <table:table-cell table:style-name="ce2" office:value-type="string">
            <text:p>NH</text:p>
          </table:table-cell>
          <table:table-cell table:style-name="ce1" office:value-type="float" office:value="0.015272970199272">
            <text:p>0.0152729702</text:p>
          </table:table-cell>
          <table:table-cell table:style-name="ce1" office:value-type="float" office:value="0.0109005201284108">
            <text:p>0.0109005201</text:p>
          </table:table-cell>
          <table:table-cell table:style-name="ce1" office:value-type="float" office:value="0.025704">
            <text:p>0.025704</text:p>
          </table:table-cell>
          <table:table-cell table:style-name="ce1" office:value-type="float" office:value="57.5921252396095">
            <text:p>57.5921252396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N</text:p>
          </table:table-cell>
          <table:table-cell table:style-name="ce1" office:value-type="float" office:value="472683">
            <text:p>472683</text:p>
          </table:table-cell>
          <table:table-cell table:style-name="ce1" office:value-type="float" office:value="47860">
            <text:p>47860</text:p>
          </table:table-cell>
          <table:table-cell table:style-name="ce1" office:value-type="float" office:value="198.322">
            <text:p>198.322</text:p>
          </table:table-cell>
          <table:table-cell table:style-name="ce1" table:formula="of:=[.B5]+[.C5]-2600*[.D5]+8.314*2600*(LN(5)+[.K5]-[.$K$10])" office:value-type="float" office:value="-8017.2837431338">
            <text:p>-8017.2837431338</text:p>
          </table:table-cell>
          <table:table-cell table:style-name="ce1" table:formula="of:=[.E5]/(8.314*2600)" office:value-type="float" office:value="-0.370888942799624">
            <text:p>-0.3708889428</text:p>
          </table:table-cell>
          <table:table-cell/>
          <table:table-cell table:style-name="ce2" office:value-type="string">
            <text:p>N</text:p>
          </table:table-cell>
          <table:table-cell table:number-columns-repeated="2" table:style-name="ce1" office:value-type="float" office:value="0.011">
            <text:p>0.011</text:p>
          </table:table-cell>
          <table:table-cell table:style-name="ce1" table:formula="of:=LN([.J5])" office:value-type="float" office:value="-4.50986000618377">
            <text:p>-4.5098600062</text:p>
          </table:table-cell>
          <table:table-cell table:style-name="ce1" table:formula="of:=N_4/N" office:value-type="float" office:value="0.11">
            <text:p>0.11</text:p>
          </table:table-cell>
          <table:table-cell table:style-name="ce1" office:value-type="float" office:value="0.020026">
            <text:p>0.020026</text:p>
          </table:table-cell>
          <table:table-cell table:style-name="ce1" table:formula="of:=ABS(100*([.L5]-[.M5])/[.M5])" office:value-type="float" office:value="449.285928293219">
            <text:p>449.2859282932</text:p>
          </table:table-cell>
          <table:table-cell table:number-columns-repeated="3"/>
          <table:table-cell table:style-name="ce2" office:value-type="string">
            <text:p>N</text:p>
          </table:table-cell>
          <table:table-cell table:style-name="ce1" office:value-type="float" office:value="0.0307528406776126">
            <text:p>0.0307528407</text:p>
          </table:table-cell>
          <table:table-cell table:style-name="ce1" office:value-type="float" office:value="0.021948707712931">
            <text:p>0.0219487077</text:p>
          </table:table-cell>
          <table:table-cell table:style-name="ce1" office:value-type="float" office:value="0.020026">
            <text:p>0.020026</text:p>
          </table:table-cell>
          <table:table-cell table:style-name="ce1" office:value-type="float" office:value="9.60105719030751">
            <text:p>9.6010571903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NO</text:p>
          </table:table-cell>
          <table:table-cell table:style-name="ce1" office:value-type="float" office:value="90291">
            <text:p>90291</text:p>
          </table:table-cell>
          <table:table-cell table:style-name="ce1" office:value-type="float" office:value="80034">
            <text:p>80034</text:p>
          </table:table-cell>
          <table:table-cell table:style-name="ce1" office:value-type="float" office:value="282.822">
            <text:p>282.822</text:p>
          </table:table-cell>
          <table:table-cell table:style-name="ce1" table:formula="of:=[.B6]+[.C6]-2600*[.D6]+8.314*2600*(LN(5)+[.K6]-[.$K$10])" office:value-type="float" office:value="-577935.283743134">
            <text:p>-577935.283743134</text:p>
          </table:table-cell>
          <table:table-cell table:style-name="ce1" table:formula="of:=[.E6]/(8.314*2600)" office:value-type="float" office:value="-26.7359636083313">
            <text:p>-26.7359636083</text:p>
          </table:table-cell>
          <table:table-cell/>
          <table:table-cell table:style-name="ce2" office:value-type="string">
            <text:p>NO</text:p>
          </table:table-cell>
          <table:table-cell table:number-columns-repeated="2" table:style-name="ce1" office:value-type="float" office:value="0.011">
            <text:p>0.011</text:p>
          </table:table-cell>
          <table:table-cell table:style-name="ce1" table:formula="of:=LN([.J6])" office:value-type="float" office:value="-4.50986000618377">
            <text:p>-4.5098600062</text:p>
          </table:table-cell>
          <table:table-cell table:style-name="ce1" table:formula="of:=N_5/N" office:value-type="float" office:value="0.11">
            <text:p>0.11</text:p>
          </table:table-cell>
          <table:table-cell table:style-name="ce1" office:value-type="float" office:value="0.13909">
            <text:p>0.13909</text:p>
          </table:table-cell>
          <table:table-cell table:style-name="ce1" table:formula="of:=ABS(100*([.L6]-[.M6])/[.M6])" office:value-type="float" office:value="20.9145157811489">
            <text:p>20.9145157811</text:p>
          </table:table-cell>
          <table:table-cell table:number-columns-repeated="3"/>
          <table:table-cell table:style-name="ce2" office:value-type="string">
            <text:p>NO</text:p>
          </table:table-cell>
          <table:table-cell table:style-name="ce1" office:value-type="float" office:value="0.197366593804297">
            <text:p>0.1973665938</text:p>
          </table:table-cell>
          <table:table-cell table:style-name="ce1" office:value-type="float" office:value="0.140863139282637">
            <text:p>0.1408631393</text:p>
          </table:table-cell>
          <table:table-cell table:style-name="ce1" office:value-type="float" office:value="0.13909">
            <text:p>0.13909</text:p>
          </table:table-cell>
          <table:table-cell table:style-name="ce1" office:value-type="float" office:value="1.27481435231621">
            <text:p>1.2748143523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H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4096">
            <text:p>74096</text:p>
          </table:table-cell>
          <table:table-cell table:style-name="ce1" office:value-type="float" office:value="197.654">
            <text:p>197.654</text:p>
          </table:table-cell>
          <table:table-cell table:style-name="ce1" table:formula="of:=[.B7]+[.C7]-2600*[.D7]+8.314*2600*(LN(5)+[.K7]-[.$K$10])" office:value-type="float" office:value="-452727.483743134">
            <text:p>-452727.483743134</text:p>
          </table:table-cell>
          <table:table-cell table:style-name="ce1" table:formula="of:=[.E7]/(8.314*2600)" office:value-type="float" office:value="-20.9437040276426">
            <text:p>-20.9437040276</text:p>
          </table:table-cell>
          <table:table-cell/>
          <table:table-cell table:style-name="ce2" office:value-type="string">
            <text:p>H2</text:p>
          </table:table-cell>
          <table:table-cell table:number-columns-repeated="2" table:style-name="ce1" office:value-type="float" office:value="0.011">
            <text:p>0.011</text:p>
          </table:table-cell>
          <table:table-cell table:style-name="ce1" table:formula="of:=LN([.J7])" office:value-type="float" office:value="-4.50986000618377">
            <text:p>-4.5098600062</text:p>
          </table:table-cell>
          <table:table-cell table:style-name="ce1" table:formula="of:=N_6/N" office:value-type="float" office:value="0.11">
            <text:p>0.11</text:p>
          </table:table-cell>
          <table:table-cell table:style-name="ce1" office:value-type="float" office:value="0.28295">
            <text:p>0.28295</text:p>
          </table:table-cell>
          <table:table-cell table:style-name="ce1" table:formula="of:=ABS(100*([.L7]-[.M7])/[.M7])" office:value-type="float" office:value="61.1238734758791">
            <text:p>61.1238734759</text:p>
          </table:table-cell>
          <table:table-cell table:number-columns-repeated="3"/>
          <table:table-cell table:style-name="ce2" office:value-type="string">
            <text:p>H2</text:p>
          </table:table-cell>
          <table:table-cell table:style-name="ce1" office:value-type="float" office:value="0.385851760344511">
            <text:p>0.3858517603</text:p>
          </table:table-cell>
          <table:table-cell table:style-name="ce1" office:value-type="float" office:value="0.27538748687001">
            <text:p>0.2753874869</text:p>
          </table:table-cell>
          <table:table-cell table:style-name="ce1" office:value-type="float" office:value="0.28295">
            <text:p>0.28295</text:p>
          </table:table-cell>
          <table:table-cell table:style-name="ce1" office:value-type="float" office:value="2.67273833892555">
            <text:p>2.6727383389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H</text:p>
          </table:table-cell>
          <table:table-cell table:style-name="ce1" office:value-type="float" office:value="217999">
            <text:p>217999</text:p>
          </table:table-cell>
          <table:table-cell table:style-name="ce1" office:value-type="float" office:value="47846">
            <text:p>47846</text:p>
          </table:table-cell>
          <table:table-cell table:style-name="ce1" office:value-type="float" office:value="159.732">
            <text:p>159.732</text:p>
          </table:table-cell>
          <table:table-cell table:style-name="ce1" table:formula="of:=[.B8]+[.C8]-2600*[.D8]+8.314*2600*(LN(5)+[.K8]-[.$K$10])" office:value-type="float" office:value="-162381.283743134">
            <text:p>-162381.283743134</text:p>
          </table:table-cell>
          <table:table-cell table:style-name="ce1" table:formula="of:=[.E8]/(8.314*2600)" office:value-type="float" office:value="-7.51194850868479">
            <text:p>-7.5119485087</text:p>
          </table:table-cell>
          <table:table-cell/>
          <table:table-cell table:style-name="ce2" office:value-type="string">
            <text:p>H</text:p>
          </table:table-cell>
          <table:table-cell table:number-columns-repeated="2" table:style-name="ce1" office:value-type="float" office:value="0.011">
            <text:p>0.011</text:p>
          </table:table-cell>
          <table:table-cell table:style-name="ce1" table:formula="of:=LN([.J8])" office:value-type="float" office:value="-4.50986000618377">
            <text:p>-4.5098600062</text:p>
          </table:table-cell>
          <table:table-cell table:style-name="ce1" table:formula="of:=N_7/N" office:value-type="float" office:value="0.11">
            <text:p>0.11</text:p>
          </table:table-cell>
          <table:table-cell table:style-name="ce1" office:value-type="float" office:value="0.0090795">
            <text:p>0.0090795</text:p>
          </table:table-cell>
          <table:table-cell table:style-name="ce1" table:formula="of:=ABS(100*([.L8]-[.M8])/[.M8])" office:value-type="float" office:value="1111.52045817501">
            <text:p>1111.520458175</text:p>
          </table:table-cell>
          <table:table-cell table:number-columns-repeated="3"/>
          <table:table-cell table:style-name="ce2" office:value-type="string">
            <text:p>H</text:p>
          </table:table-cell>
          <table:table-cell table:style-name="ce1" office:value-type="float" office:value="0.0126379015506454">
            <text:p>0.0126379016</text:p>
          </table:table-cell>
          <table:table-cell table:style-name="ce1" office:value-type="float" office:value="0.00901983690377726">
            <text:p>0.0090198369</text:p>
          </table:table-cell>
          <table:table-cell table:style-name="ce1" office:value-type="float" office:value="0.0090795">
            <text:p>0.0090795</text:p>
          </table:table-cell>
          <table:table-cell table:style-name="ce1" office:value-type="float" office:value="0.657118742471918">
            <text:p>0.6571187425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H2O</text:p>
          </table:table-cell>
          <table:table-cell table:style-name="ce1" office:value-type="float" office:value="-241826">
            <text:p>-241826</text:p>
          </table:table-cell>
          <table:table-cell table:style-name="ce1" office:value-type="float" office:value="104520">
            <text:p>104520</text:p>
          </table:table-cell>
          <table:table-cell table:style-name="ce1" office:value-type="float" office:value="278.625">
            <text:p>278.625</text:p>
          </table:table-cell>
          <table:table-cell table:style-name="ce1" table:formula="of:=[.B9]+[.C9]-2600*[.D9]+8.314*2600*(LN(5)+[.K9]-[.$K$10])" office:value-type="float" office:value="-874654.083743134">
            <text:p>-874654.083743134</text:p>
          </table:table-cell>
          <table:table-cell table:style-name="ce1" table:formula="of:=[.E9]/(8.314*2600)" office:value-type="float" office:value="-40.4625230724419">
            <text:p>-40.4625230724</text:p>
          </table:table-cell>
          <table:table-cell/>
          <table:table-cell table:style-name="ce2" office:value-type="string">
            <text:p>H2O</text:p>
          </table:table-cell>
          <table:table-cell table:number-columns-repeated="2" table:style-name="ce1" office:value-type="float" office:value="0.011">
            <text:p>0.011</text:p>
          </table:table-cell>
          <table:table-cell table:style-name="ce1" table:formula="of:=LN([.J9])" office:value-type="float" office:value="-4.50986000618377">
            <text:p>-4.5098600062</text:p>
          </table:table-cell>
          <table:table-cell table:style-name="ce1" table:formula="of:=N_8/N" office:value-type="float" office:value="0.11">
            <text:p>0.11</text:p>
          </table:table-cell>
          <table:table-cell table:style-name="ce1" office:value-type="float" office:value="0.0020911">
            <text:p>0.0020911</text:p>
          </table:table-cell>
          <table:table-cell table:style-name="ce1" table:formula="of:=ABS(100*([.L9]-[.M9])/[.M9])" office:value-type="float" office:value="5160.38926880589">
            <text:p>5160.3892688059</text:p>
          </table:table-cell>
          <table:table-cell table:number-columns-repeated="3"/>
          <table:table-cell table:style-name="ce2" office:value-type="string">
            <text:p>H2O</text:p>
          </table:table-cell>
          <table:table-cell table:style-name="ce1" office:value-type="float" office:value="0.00263340621331183">
            <text:p>0.0026334062</text:p>
          </table:table-cell>
          <table:table-cell table:style-name="ce1" office:value-type="float" office:value="0.00187949672263853">
            <text:p>0.0018794967</text:p>
          </table:table-cell>
          <table:table-cell table:style-name="ce1" office:value-type="float" office:value="0.0020911">
            <text:p>0.0020911</text:p>
          </table:table-cell>
          <table:table-cell table:style-name="ce1" office:value-type="float" office:value="10.1192328134223">
            <text:p>10.1192328134</text:p>
          </table:table-cell>
          <table:table-cell table:number-columns-repeated="1002"/>
        </table:table-row>
        <table:table-row table:style-name="ro2">
          <table:table-cell table:number-columns-repeated="7"/>
          <table:table-cell table:style-name="ce2" office:value-type="string">
            <text:p>Total</text:p>
          </table:table-cell>
          <table:table-cell table:number-columns-repeated="2" table:style-name="ce1" office:value-type="float" office:value="0.1">
            <text:p>0.1</text:p>
          </table:table-cell>
          <table:table-cell table:style-name="ce1" table:formula="of:=LN([.J10])" office:value-type="float" office:value="-2.30258509299405">
            <text:p>-2.302585093</text:p>
          </table:table-cell>
          <table:table-cell table:style-name="ce1" table:formula="of:=SUM([.L2:.L9])" office:value-type="float" office:value="0.88">
            <text:p>0.88</text:p>
          </table:table-cell>
          <table:table-cell table:style-name="ce1" table:formula="of:=SUM([.M2:.M9])" office:value-type="float" office:value="1.0000066">
            <text:p>1.0000066</text:p>
          </table:table-cell>
          <table:table-cell table:style-name="ce1" table:formula="of:=ABS(100*([.L10]-[.M10])/[.M10])" office:value-type="float" office:value="12.0005807961668">
            <text:p>12.0005807962</text:p>
          </table:table-cell>
          <table:table-cell table:number-columns-repeated="3"/>
          <table:table-cell table:style-name="ce2" office:value-type="string">
            <text:p>Total</text:p>
          </table:table-cell>
          <table:table-cell table:style-name="ce1" office:value-type="float" office:value="1.401123067464">
            <text:p>1.4011230675</text:p>
          </table:table-cell>
          <table:table-cell table:style-name="ce1" office:value-type="float" office:value="1.00000000149493">
            <text:p>1.0000000015</text:p>
          </table:table-cell>
          <table:table-cell table:style-name="ce1" office:value-type="float" office:value="1.0000066">
            <text:p>1.0000066</text:p>
          </table:table-cell>
          <table:table-cell table:style-name="ce1" office:value-type="float" office:value="0.000659846151672244">
            <text:p>0.0006598462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7"/>
          <table:table-cell table:style-name="ce2" office:value-type="string">
            <text:p>Species</text:p>
          </table:table-cell>
          <table:table-cell table:style-name="ce2" office:value-type="string">
            <text:p>Kmoles</text:p>
          </table:table-cell>
          <table:table-cell table:style-name="ce4" office:value-type="string">
            <text:p>Mole Fraction</text:p>
          </table:table-cell>
          <table:table-cell table:style-name="ce4" office:value-type="string">
            <text:p>mf from CSU code</text:p>
          </table:table-cell>
          <table:table-cell table:style-name="ce4" office:value-type="string">
            <text:p>% error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>
            <text:p>Matrix</text:p>
          </table:table-cell>
          <table:table-cell table:number-columns-repeated="15"/>
          <table:table-cell table:style-name="ce2" office:value-type="string">
            <text:p>NH3</text:p>
          </table:table-cell>
          <table:table-cell table:style-name="ce1" office:value-type="float" office:value="0.6819036071523">
            <text:p>0.6819036072</text:p>
          </table:table-cell>
          <table:table-cell table:style-name="ce1" office:value-type="float" office:value="0.471820902121344">
            <text:p>0.4718209021</text:p>
          </table:table-cell>
          <table:table-cell table:style-name="ce1" office:value-type="float" office:value="0.47065">
            <text:p>0.47065</text:p>
          </table:table-cell>
          <table:table-cell table:style-name="ce1" office:value-type="float" office:value="0.248784047879344">
            <text:p>0.2487840479</text:p>
          </table:table-cell>
          <table:table-cell table:number-columns-repeated="1002"/>
        </table:table-row>
        <table:table-row table:style-name="ro2">
          <table:table-cell/>
          <table:table-cell table:style-name="ce6" table:formula="of:=N_1+N_2+N_3+N_4+N_5" office:value-type="float" office:value="0.055">
            <text:p>0.055</text:p>
          </table:table-cell>
          <table:table-cell table:style-name="ce9" table:formula="of:=3*N_1+2*N_2+N_3" office:value-type="float" office:value="0.066">
            <text:p>0.066</text:p>
          </table:table-cell>
          <table:table-cell table:style-name="ce9" table:formula="of:=N_5" office:value-type="float" office:value="0.011">
            <text:p>0.011</text:p>
          </table:table-cell>
          <table:table-cell table:style-name="ce11" table:formula="of:=N_1+N_2+N_3+N_4+N_5" office:value-type="float" office:value="0.055">
            <text:p>0.055</text:p>
          </table:table-cell>
          <table:table-cell table:number-columns-repeated="12"/>
          <table:table-cell table:style-name="ce2" office:value-type="string">
            <text:p>NH2</text:p>
          </table:table-cell>
          <table:table-cell table:style-name="ce1" office:value-type="float" office:value="0.0747039896166423">
            <text:p>0.0747039896</text:p>
          </table:table-cell>
          <table:table-cell table:style-name="ce1" office:value-type="float" office:value="0.0510455690569259">
            <text:p>0.0510455691</text:p>
          </table:table-cell>
          <table:table-cell table:style-name="ce1" office:value-type="float" office:value="0.050416">
            <text:p>0.050416</text:p>
          </table:table-cell>
          <table:table-cell table:style-name="ce1" office:value-type="float" office:value="1.24874852611448">
            <text:p>1.2487485261</text:p>
          </table:table-cell>
          <table:table-cell table:number-columns-repeated="1002"/>
        </table:table-row>
        <table:table-row table:style-name="ro2">
          <table:table-cell/>
          <table:table-cell table:style-name="ce7" table:formula="of:=3*N_1+2*N_2+N_3" office:value-type="float" office:value="0.066">
            <text:p>0.066</text:p>
          </table:table-cell>
          <table:table-cell table:formula="of:=9*N_1+4*N_2+N_3+4*N_6+N_7+4*N_8" office:value-type="float" office:value="0.253">
            <text:p>0.253</text:p>
          </table:table-cell>
          <table:table-cell table:formula="of:=2*N_8" office:value-type="float" office:value="0.022">
            <text:p>0.022</text:p>
          </table:table-cell>
          <table:table-cell table:style-name="ce12" table:formula="of:=3*N_1+2*N_2+N_3+2*N_6+N_7+2*N_8" office:value-type="float" office:value="0.121">
            <text:p>0.121</text:p>
          </table:table-cell>
          <table:table-cell table:number-columns-repeated="12"/>
          <table:table-cell table:style-name="ce2" office:value-type="string">
            <text:p>NH</text:p>
          </table:table-cell>
          <table:table-cell table:style-name="ce1" office:value-type="float" office:value="0.0152729701992718">
            <text:p>0.0152729702</text:p>
          </table:table-cell>
          <table:table-cell table:style-name="ce1" office:value-type="float" office:value="0.023842244671471">
            <text:p>0.0238422447</text:p>
          </table:table-cell>
          <table:table-cell table:style-name="ce1" office:value-type="float" office:value="0.025704">
            <text:p>0.025704</text:p>
          </table:table-cell>
          <table:table-cell table:style-name="ce1" office:value-type="float" office:value="7.24305683367942">
            <text:p>7.2430568337</text:p>
          </table:table-cell>
          <table:table-cell table:number-columns-repeated="1002"/>
        </table:table-row>
        <table:table-row table:style-name="ro2">
          <table:table-cell/>
          <table:table-cell table:style-name="ce7" table:formula="of:=N_5" office:value-type="float" office:value="0.011">
            <text:p>0.011</text:p>
          </table:table-cell>
          <table:table-cell table:formula="of:=2*N_8" office:value-type="float" office:value="0.022">
            <text:p>0.022</text:p>
          </table:table-cell>
          <table:table-cell table:formula="of:=N_5+N_8" office:value-type="float" office:value="0.022">
            <text:p>0.022</text:p>
          </table:table-cell>
          <table:table-cell table:style-name="ce12" table:formula="of:=N_5+N_8" office:value-type="float" office:value="0.022">
            <text:p>0.022</text:p>
          </table:table-cell>
          <table:table-cell table:number-columns-repeated="12"/>
          <table:table-cell table:style-name="ce2" office:value-type="string">
            <text:p>N</text:p>
          </table:table-cell>
          <table:table-cell table:style-name="ce1" office:value-type="float" office:value="0.030752840677612">
            <text:p>0.0307528407</text:p>
          </table:table-cell>
          <table:table-cell table:style-name="ce1" office:value-type="float" office:value="0.0204936644475469">
            <text:p>0.0204936644</text:p>
          </table:table-cell>
          <table:table-cell table:style-name="ce1" office:value-type="float" office:value="0.020026">
            <text:p>0.020026</text:p>
          </table:table-cell>
          <table:table-cell table:style-name="ce1" office:value-type="float" office:value="2.33528636545941">
            <text:p>2.3352863655</text:p>
          </table:table-cell>
          <table:table-cell table:number-columns-repeated="1002"/>
        </table:table-row>
        <table:table-row table:style-name="ro2">
          <table:table-cell/>
          <table:table-cell table:style-name="ce8" table:formula="of:=N_1+N_2+N_3+N_4+N_5" office:value-type="float" office:value="0.055">
            <text:p>0.055</text:p>
          </table:table-cell>
          <table:table-cell table:style-name="ce10" table:formula="of:=3*N_1+2*N_2+N_3+2*N_6+N_7+2*N_8" office:value-type="float" office:value="0.121">
            <text:p>0.121</text:p>
          </table:table-cell>
          <table:table-cell table:style-name="ce10" table:formula="of:=N_5+N_8" office:value-type="float" office:value="0.022">
            <text:p>0.022</text:p>
          </table:table-cell>
          <table:table-cell table:style-name="ce13" table:formula="of:=N_1+N_2+N_3+N_4+N_5+N_6+N_7+N_8-N" office:value-type="float" office:value="-0.012">
            <text:p>-0.012</text:p>
          </table:table-cell>
          <table:table-cell table:number-columns-repeated="12"/>
          <table:table-cell table:style-name="ce2" office:value-type="string">
            <text:p>NO</text:p>
          </table:table-cell>
          <table:table-cell table:style-name="ce1" office:value-type="float" office:value="0.197366593804291">
            <text:p>0.1973665938</text:p>
          </table:table-cell>
          <table:table-cell table:style-name="ce1" office:value-type="float" office:value="0.13925013188069">
            <text:p>0.1392501319</text:p>
          </table:table-cell>
          <table:table-cell table:style-name="ce1" office:value-type="float" office:value="0.13909">
            <text:p>0.13909</text:p>
          </table:table-cell>
          <table:table-cell table:style-name="ce1" office:value-type="float" office:value="0.115128248393187">
            <text:p>0.1151282484</text:p>
          </table:table-cell>
          <table:table-cell table:number-columns-repeated="1002"/>
        </table:table-row>
        <table:table-row table:style-name="ro2">
          <table:table-cell table:number-columns-repeated="11"/>
          <table:table-cell table:style-name="ce5"/>
          <table:table-cell table:number-columns-repeated="5"/>
          <table:table-cell table:style-name="ce2" office:value-type="string">
            <text:p>H2</text:p>
          </table:table-cell>
          <table:table-cell table:style-name="ce1" office:value-type="float" office:value="0.385851760344519">
            <text:p>0.3858517603</text:p>
          </table:table-cell>
          <table:table-cell table:style-name="ce1" office:value-type="float" office:value="0.282373588818871">
            <text:p>0.2823735888</text:p>
          </table:table-cell>
          <table:table-cell table:style-name="ce1" office:value-type="float" office:value="0.28295">
            <text:p>0.28295</text:p>
          </table:table-cell>
          <table:table-cell table:style-name="ce1" office:value-type="float" office:value="0.203714854613438">
            <text:p>0.2037148546</text:p>
          </table:table-cell>
          <table:table-cell table:number-columns-repeated="1002"/>
        </table:table-row>
        <table:table-row table:style-name="ro2">
          <table:table-cell/>
          <table:table-cell table:style-name="ce5" office:value-type="string">
            <text:p>Inverted</text:p>
          </table:table-cell>
          <table:table-cell table:number-columns-repeated="3"/>
          <table:table-cell table:style-name="ce5" office:value-type="string">
            <text:p>R Matrix</text:p>
          </table:table-cell>
          <table:table-cell/>
          <table:table-cell table:style-name="ce5" office:value-type="string">
            <text:p>C Matrix</text:p>
          </table:table-cell>
          <table:table-cell table:number-columns-repeated="3"/>
          <table:table-cell table:style-name="ce5"/>
          <table:table-cell table:number-columns-repeated="5"/>
          <table:table-cell table:style-name="ce2" office:value-type="string">
            <text:p>H</text:p>
          </table:table-cell>
          <table:table-cell table:style-name="ce1" office:value-type="float" office:value="0.0126379015506456">
            <text:p>0.0126379016</text:p>
          </table:table-cell>
          <table:table-cell table:style-name="ce1" office:value-type="float" office:value="0.00913352916917177">
            <text:p>0.0091335292</text:p>
          </table:table-cell>
          <table:table-cell table:style-name="ce1" office:value-type="float" office:value="0.0090795">
            <text:p>0.0090795</text:p>
          </table:table-cell>
          <table:table-cell table:style-name="ce1" office:value-type="float" office:value="0.595067670816374">
            <text:p>0.5950676708</text:p>
          </table:table-cell>
          <table:table-cell table:number-columns-repeated="1002"/>
        </table:table-row>
        <table:table-row table:style-name="ro2">
          <table:table-cell/>
          <table:table-cell table:style-name="ce6" table:number-matrix-columns-spanned="4" table:number-matrix-rows-spanned="4" table:formula="of:=MINVERSE(Beta)" office:value-type="float" office:value="23.8862389963315">
            <text:p>23.8862389963</text:p>
          </table:table-cell>
          <table:table-cell table:style-name="ce9" office:value-type="float" office:value="-8.42343381428264">
            <text:p>-8.4234338143</text:p>
          </table:table-cell>
          <table:table-cell table:style-name="ce9" office:value-type="float" office:value="-9.90423180813621">
            <text:p>-9.9042318081</text:p>
          </table:table-cell>
          <table:table-cell table:style-name="ce11" office:value-type="float" office:value="6.38454612425309">
            <text:p>6.3845461243</text:p>
          </table:table-cell>
          <table:table-cell table:style-name="ce14" table:formula="of:=1-(N_1+N_2+N_3+N_4+N_5)+(G_1*N_1+G_2*N_2+G_3*N_3+G_4*N_4+G_5*N_5)" office:value-type="float" office:value="-0.0624250386684346">
            <text:p>-0.0624250387</text:p>
          </table:table-cell>
          <table:table-cell/>
          <table:table-cell table:style-name="ce14" table:number-matrix-columns-spanned="1" table:number-matrix-rows-spanned="4" table:formula="of:=MMULT(betainv;rr)" office:value-type="float" office:value="-5.14777872952838">
            <text:p>-5.1477787295</text:p>
          </table:table-cell>
          <table:table-cell table:style-name="ce17" office:value-type="string">
            <text:p>π1</text:p>
          </table:table-cell>
          <table:table-cell table:number-columns-repeated="2"/>
          <table:table-cell table:style-name="ce5"/>
          <table:table-cell table:number-columns-repeated="5"/>
          <table:table-cell table:style-name="ce2" office:value-type="string">
            <text:p>H2O</text:p>
          </table:table-cell>
          <table:table-cell table:style-name="ce1" office:value-type="float" office:value="0.00263340621331187">
            <text:p>0.0026334062</text:p>
          </table:table-cell>
          <table:table-cell table:style-name="ce1" office:value-type="float" office:value="0.00204037047211706">
            <text:p>0.0020403705</text:p>
          </table:table-cell>
          <table:table-cell table:style-name="ce1" office:value-type="float" office:value="0.0020911">
            <text:p>0.0020911</text:p>
          </table:table-cell>
          <table:table-cell table:style-name="ce1" office:value-type="float" office:value="2.42597330988169">
            <text:p>2.4259733099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-8.42343381428263">
            <text:p>-8.4234338143</text:p>
          </table:table-cell>
          <table:table-cell office:value-type="float" office:value="4.89630693445051">
            <text:p>4.8963069345</text:p>
          </table:table-cell>
          <table:table-cell office:value-type="float" office:value="-4.04056940031402">
            <text:p>-4.0405694003</text:p>
          </table:table-cell>
          <table:table-cell table:style-name="ce12" office:value-type="float" office:value="3.35597937300483">
            <text:p>3.355979373</text:p>
          </table:table-cell>
          <table:table-cell table:style-name="ce15" table:formula="of:=3-(3*N_1+2*N_2+N_3+2*N_6+N_7+2*N_8)+(3*N_1*G_1+2*N_2*G_2+N_3*G_3+2*N_6*G_6+N_7*G_7+2*N_8*G_8)" office:value-type="float" office:value="-0.235140649364333">
            <text:p>-0.2351406494</text:p>
          </table:table-cell>
          <table:table-cell/>
          <table:table-cell table:style-name="ce15" office:value-type="float" office:value="-4.24278095499842">
            <text:p>-4.242780955</text:p>
          </table:table-cell>
          <table:table-cell table:style-name="ce5" office:value-type="string">
            <text:p>π2</text:p>
          </table:table-cell>
          <table:table-cell table:number-columns-repeated="2"/>
          <table:table-cell table:style-name="ce5"/>
          <table:table-cell table:number-columns-repeated="5"/>
          <table:table-cell table:style-name="ce2" office:value-type="string">
            <text:p>Total</text:p>
          </table:table-cell>
          <table:table-cell table:style-name="ce1" office:value-type="float" office:value="1.40112306746401">
            <text:p>1.4011230675</text:p>
          </table:table-cell>
          <table:table-cell table:style-name="ce1" office:value-type="float" office:value="1.00000000063814">
            <text:p>1.0000000006</text:p>
          </table:table-cell>
          <table:table-cell table:style-name="ce1" office:value-type="float" office:value="1.0000066">
            <text:p>1.0000066</text:p>
          </table:table-cell>
          <table:table-cell table:style-name="ce1" office:value-type="float" office:value="0.000659931830659104">
            <text:p>0.0006599318</text:p>
          </table:table-cell>
          <table:table-cell table:number-columns-repeated="1002"/>
        </table:table-row>
        <table:table-row table:style-name="ro2">
          <table:table-cell/>
          <table:table-cell table:style-name="ce7" office:value-type="float" office:value="-9.90423180813621">
            <text:p>-9.9042318081</text:p>
          </table:table-cell>
          <table:table-cell office:value-type="float" office:value="-4.04056940031402">
            <text:p>-4.0405694003</text:p>
          </table:table-cell>
          <table:table-cell office:value-type="float" office:value="49.6178945880182">
            <text:p>49.617894588</text:p>
          </table:table-cell>
          <table:table-cell table:style-name="ce12" office:value-type="float" office:value="4.82933617090939">
            <text:p>4.8293361709</text:p>
          </table:table-cell>
          <table:table-cell table:style-name="ce15" table:formula="of:=0.2-(N_5+N_8)+(N_5*G_5+N_8*G_8)" office:value-type="float" office:value="-0.561183353488506">
            <text:p>-0.5611833535</text:p>
          </table:table-cell>
          <table:table-cell/>
          <table:table-cell table:style-name="ce15" office:value-type="float" office:value="-34.7447238777237">
            <text:p>-34.7447238777</text:p>
          </table:table-cell>
          <table:table-cell table:style-name="ce5" office:value-type="string">
            <text:p>π3</text:p>
          </table:table-cell>
          <table:table-cell table:number-columns-repeated="2"/>
          <table:table-cell table:style-name="ce5"/>
          <table:table-cell table:number-columns-repeated="1012"/>
        </table:table-row>
        <table:table-row table:style-name="ro3">
          <table:table-cell/>
          <table:table-cell table:style-name="ce8" office:value-type="float" office:value="6.38454612425309">
            <text:p>6.3845461243</text:p>
          </table:table-cell>
          <table:table-cell table:style-name="ce10" office:value-type="float" office:value="3.35597937300483">
            <text:p>3.355979373</text:p>
          </table:table-cell>
          <table:table-cell table:style-name="ce10" office:value-type="float" office:value="4.82933617090939">
            <text:p>4.8293361709</text:p>
          </table:table-cell>
          <table:table-cell table:style-name="ce13" office:value-type="float" office:value="-11.3775886060408">
            <text:p>-11.377588606</text:p>
          </table:table-cell>
          <table:table-cell table:style-name="ce16" table:formula="of:=N-(N_1+N_2+N_3+N_4+N_5+N_6+N_7+N_8)+(N_1*G_1+N_2*G_2+N_3*G_3+N_4*G_4+N_5*G_5+N_6*G_6+N_7*G_7+N_8*G_8)" office:value-type="float" office:value="-1.7535249703649">
            <text:p>-1.7535249704</text:p>
          </table:table-cell>
          <table:table-cell/>
          <table:table-cell table:style-name="ce16" office:value-type="float" office:value="16.0530599480088">
            <text:p>16.053059948</text:p>
          </table:table-cell>
          <table:table-cell table:style-name="ce5" office:value-type="string">
            <text:p>Δln(N)</text:p>
          </table:table-cell>
          <table:table-cell table:number-columns-repeated="2"/>
          <table:table-cell table:style-name="ce5"/>
          <table:table-cell table:number-columns-repeated="4"/>
          <table:table-cell table:style-name="ce2" office:value-type="string">
            <text:p>Species</text:p>
          </table:table-cell>
          <table:table-cell table:style-name="ce2" office:value-type="string">
            <text:p>h<text:span text:style-name="T1">O</text:span><text:span text:style-name="T2">f</text:span></text:p>
          </table:table-cell>
          <table:table-cell table:style-name="ce2" office:value-type="string">
            <text:p>h-h<text:span text:style-name="T2">298</text:span></text:p>
          </table:table-cell>
          <table:table-cell table:style-name="ce2" office:value-type="string">
            <text:p>s<text:span text:style-name="T2">O</text:span></text:p>
          </table:table-cell>
          <table:table-cell table:style-name="ce2" office:value-type="string">
            <text:p>g<text:span text:style-name="T2">j</text:span></text:p>
          </table:table-cell>
          <table:table-cell table:style-name="ce2" office:value-type="string">
            <text:p>g<text:span text:style-name="T2">j</text:span>/RT</text:p>
          </table:table-cell>
          <table:table-cell table:number-columns-repeated="1002"/>
        </table:table-row>
        <table:table-row table:style-name="ro2">
          <table:table-cell table:number-columns-repeated="16"/>
          <table:table-cell table:style-name="ce2" office:value-type="string">
            <text:p>NH3</text:p>
          </table:table-cell>
          <table:table-cell table:style-name="ce1" office:value-type="float" office:value="-45898">
            <text:p>-45898</text:p>
          </table:table-cell>
          <table:table-cell table:style-name="ce1" office:value-type="float" office:value="143695">
            <text:p>143695</text:p>
          </table:table-cell>
          <table:table-cell table:style-name="ce1" office:value-type="float" office:value="311.236">
            <text:p>311.236</text:p>
          </table:table-cell>
          <table:table-cell table:style-name="ce1" office:value-type="float" office:value="-692863.630762286">
            <text:p>-692863.630762286</text:p>
          </table:table-cell>
          <table:table-cell table:style-name="ce1" office:value-type="float" office:value="-32.0526836458562">
            <text:p>-32.0526836459</text:p>
          </table:table-cell>
          <table:table-cell table:number-columns-repeated="1002"/>
        </table:table-row>
        <table:table-row table:style-name="ro2">
          <table:table-cell table:number-columns-repeated="16"/>
          <table:table-cell table:style-name="ce2" office:value-type="string">
            <text:p>NH2</text:p>
          </table:table-cell>
          <table:table-cell table:style-name="ce1" office:value-type="float" office:value="190370">
            <text:p>190370</text:p>
          </table:table-cell>
          <table:table-cell table:style-name="ce1" office:value-type="float" office:value="107100">
            <text:p>107100</text:p>
          </table:table-cell>
          <table:table-cell table:style-name="ce1" office:value-type="float" office:value="286.4">
            <text:p>286.4</text:p>
          </table:table-cell>
          <table:table-cell table:style-name="ce1" office:value-type="float" office:value="-476689.32604929">
            <text:p>-476689.32604929</text:p>
          </table:table-cell>
          <table:table-cell table:style-name="ce1" office:value-type="float" office:value="-22.0522069377551">
            <text:p>-22.0522069378</text:p>
          </table:table-cell>
          <table:table-cell table:number-columns-repeated="1002"/>
        </table:table-row>
        <table:table-row table:style-name="ro4">
          <table:table-cell table:style-name="ce1"/>
          <table:table-cell table:style-name="ce2" office:value-type="string">
            <text:p><text:span text:style-name="T3">Δ</text:span>ln(Nj)</text:p>
          </table:table-cell>
          <table:table-cell table:style-name="ce2" office:value-type="string">
            <text:p>ln(Nj),new</text:p>
          </table:table-cell>
          <table:table-cell table:style-name="ce2" office:value-type="string">
            <text:p>N</text:p>
          </table:table-cell>
          <table:table-cell/>
          <table:table-cell table:style-name="ce4" office:value-type="string">
            <text:p>a Matrix</text:p>
          </table:table-cell>
          <table:table-cell table:number-columns-repeated="10"/>
          <table:table-cell table:style-name="ce2" office:value-type="string">
            <text:p>NH</text:p>
          </table:table-cell>
          <table:table-cell table:style-name="ce1" office:value-type="float" office:value="358430">
            <text:p>358430</text:p>
          </table:table-cell>
          <table:table-cell table:style-name="ce1" office:value-type="float" office:value="76250">
            <text:p>76250</text:p>
          </table:table-cell>
          <table:table-cell table:style-name="ce1" office:value-type="float" office:value="249.7">
            <text:p>249.7</text:p>
          </table:table-cell>
          <table:table-cell table:style-name="ce1" office:value-type="float" office:value="-260515.021336295">
            <text:p>-260515.021336295</text:p>
          </table:table-cell>
          <table:table-cell table:style-name="ce1" office:value-type="float" office:value="-12.0517302296541">
            <text:p>-12.0517302297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NH3</text:p>
          </table:table-cell>
          <table:table-cell table:style-name="ce1" table:formula="of:=[.H23]+[.F27]*[.H20]+[.F28]*[.H21]+[.F29]*[.H22]-G_1" office:value-type="float" office:value="31.685741102469">
            <text:p>31.6857411025</text:p>
          </table:table-cell>
          <table:table-cell table:style-name="ce1" table:formula="of:=[.K2]+[.B27]*[.$B$37]" office:value-type="float" office:value="-3.72033473922308">
            <text:p>-3.7203347392</text:p>
          </table:table-cell>
          <table:table-cell table:style-name="ce1" table:formula="of:=EXP([.C27])" office:value-type="float" office:value="0.0242258571436832">
            <text:p>0.0242258571</text:p>
          </table:table-cell>
          <table:table-cell/>
          <table:table-cell table:number-columns-repeated="5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number-columns-repeated="3"/>
          <table:table-cell table:style-name="ce2" office:value-type="string">
            <text:p>N</text:p>
          </table:table-cell>
          <table:table-cell table:style-name="ce1" office:value-type="float" office:value="472683">
            <text:p>472683</text:p>
          </table:table-cell>
          <table:table-cell table:style-name="ce1" office:value-type="float" office:value="47860">
            <text:p>47860</text:p>
          </table:table-cell>
          <table:table-cell table:style-name="ce1" office:value-type="float" office:value="198.322">
            <text:p>198.322</text:p>
          </table:table-cell>
          <table:table-cell table:style-name="ce1" office:value-type="float" office:value="-44340.7166232996">
            <text:p>-44340.7166232996</text:p>
          </table:table-cell>
          <table:table-cell table:style-name="ce1" office:value-type="float" office:value="-2.05125352155306">
            <text:p>-2.0512535216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NH2</text:p>
          </table:table-cell>
          <table:table-cell table:style-name="ce1" table:formula="of:=[.H23]+[.G27]*[.H20]+[.G28]*[.H21]+[.G29]*[.H22]-G_2" office:value-type="float" office:value="23.7041646251475">
            <text:p>23.7041646251</text:p>
          </table:table-cell>
          <table:table-cell table:style-name="ce1" table:formula="of:=[.K3]+[.B28]*[.$B$37]" office:value-type="float" office:value="-3.91921461640964">
            <text:p>-3.9192146164</text:p>
          </table:table-cell>
          <table:table-cell table:style-name="ce1" table:formula="of:=EXP([.C28])" office:value-type="float" office:value="0.0198566837354648">
            <text:p>0.0198566837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number-columns-repeated="3"/>
          <table:table-cell table:style-name="ce2" office:value-type="string">
            <text:p>NO</text:p>
          </table:table-cell>
          <table:table-cell table:style-name="ce1" office:value-type="float" office:value="90291">
            <text:p>90291</text:p>
          </table:table-cell>
          <table:table-cell table:style-name="ce1" office:value-type="float" office:value="80034">
            <text:p>80034</text:p>
          </table:table-cell>
          <table:table-cell table:style-name="ce1" office:value-type="float" office:value="282.822">
            <text:p>282.822</text:p>
          </table:table-cell>
          <table:table-cell table:style-name="ce1" office:value-type="float" office:value="-572838.321225177">
            <text:p>-572838.321225177</text:p>
          </table:table-cell>
          <table:table-cell table:style-name="ce1" office:value-type="float" office:value="-26.5001721482383">
            <text:p>-26.5001721482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NH</text:p>
          </table:table-cell>
          <table:table-cell table:style-name="ce1" table:formula="of:=[.H23]+[.H27]*[.H20]+[.H28]*[.H21]+[.H29]*[.H22]-G_3" office:value-type="float" office:value="16.3464940711065">
            <text:p>16.3464940711</text:p>
          </table:table-cell>
          <table:table-cell table:style-name="ce1" table:formula="of:=[.K4]+[.B29]*[.$B$37]" office:value-type="float" office:value="-4.10254840019592">
            <text:p>-4.1025484002</text:p>
          </table:table-cell>
          <table:table-cell table:style-name="ce1" table:formula="of:=EXP([.C29])" office:value-type="float" office:value="0.0165304953611599">
            <text:p>0.0165304954</text:p>
          </table:table-cell>
          <table:table-cell/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3"/>
          <table:table-cell table:style-name="ce2" office:value-type="string">
            <text:p>H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4096">
            <text:p>74096</text:p>
          </table:table-cell>
          <table:table-cell table:style-name="ce1" office:value-type="float" office:value="197.654">
            <text:p>197.654</text:p>
          </table:table-cell>
          <table:table-cell table:style-name="ce1" office:value-type="float" office:value="-432348.609425991">
            <text:p>-432348.609425991</text:p>
          </table:table-cell>
          <table:table-cell table:style-name="ce1" office:value-type="float" office:value="-20.0009534162021">
            <text:p>-20.0009534162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N</text:p>
          </table:table-cell>
          <table:table-cell table:style-name="ce1" table:formula="of:=[.H23]+[.I27]*[.H20]+[.I28]*[.H21]+[.I29]*[.H22]-G_4" office:value-type="float" office:value="11.27617016128">
            <text:p>11.2761701613</text:p>
          </table:table-cell>
          <table:table-cell table:style-name="ce1" table:formula="of:=[.K5]+[.B30]*[.$B$37]" office:value-type="float" office:value="-4.22888752622542">
            <text:p>-4.2288875262</text:p>
          </table:table-cell>
          <table:table-cell table:style-name="ce1" table:formula="of:=EXP([.C30])" office:value-type="float" office:value="0.0145685887096029">
            <text:p>0.0145685887</text:p>
          </table:table-cell>
          <table:table-cell table:number-columns-repeated="12"/>
          <table:table-cell table:style-name="ce2" office:value-type="string">
            <text:p>H</text:p>
          </table:table-cell>
          <table:table-cell table:style-name="ce1" office:value-type="float" office:value="217999">
            <text:p>217999</text:p>
          </table:table-cell>
          <table:table-cell table:style-name="ce1" office:value-type="float" office:value="47846">
            <text:p>47846</text:p>
          </table:table-cell>
          <table:table-cell table:style-name="ce1" office:value-type="float" office:value="159.732">
            <text:p>159.732</text:p>
          </table:table-cell>
          <table:table-cell table:style-name="ce1" office:value-type="float" office:value="-216174.304712995">
            <text:p>-216174.304712995</text:p>
          </table:table-cell>
          <table:table-cell table:style-name="ce1" office:value-type="float" office:value="-10.000476708101">
            <text:p>-10.0004767081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NO</text:p>
          </table:table-cell>
          <table:table-cell table:style-name="ce1" table:formula="of:=[.H23]+[.J27]*[.H20]+[.J28]*[.H21]+[.J29]*[.H22]-G_5" office:value-type="float" office:value="2.89652094908804">
            <text:p>2.8965209491</text:p>
          </table:table-cell>
          <table:table-cell table:style-name="ce1" table:formula="of:=[.K6]+[.B31]*[.$B$37]" office:value-type="float" office:value="-4.43768632818172">
            <text:p>-4.4376863282</text:p>
          </table:table-cell>
          <table:table-cell table:style-name="ce1" table:formula="of:=EXP([.C31])" office:value-type="float" office:value="0.0118232620469236">
            <text:p>0.011823262</text:p>
          </table:table-cell>
          <table:table-cell table:number-columns-repeated="12"/>
          <table:table-cell table:style-name="ce2" office:value-type="string">
            <text:p>H2O</text:p>
          </table:table-cell>
          <table:table-cell table:style-name="ce1" office:value-type="float" office:value="-241826">
            <text:p>-241826</text:p>
          </table:table-cell>
          <table:table-cell table:style-name="ce1" office:value-type="float" office:value="104520">
            <text:p>104520</text:p>
          </table:table-cell>
          <table:table-cell table:style-name="ce1" office:value-type="float" office:value="278.625">
            <text:p>278.625</text:p>
          </table:table-cell>
          <table:table-cell table:style-name="ce1" office:value-type="float" office:value="-960846.214027869">
            <text:p>-960846.214027869</text:p>
          </table:table-cell>
          <table:table-cell table:style-name="ce1" office:value-type="float" office:value="-44.4498720428873">
            <text:p>-44.4498720429</text:p>
          </table:table-cell>
          <table:table-cell table:number-columns-repeated="1002"/>
        </table:table-row>
        <table:table-row table:style-name="ro2">
          <table:table-cell table:style-name="ce2" office:value-type="string">
            <text:p>H2</text:p>
          </table:table-cell>
          <table:table-cell table:style-name="ce1" table:formula="of:=[.H23]+[.K27]*[.H20]+[.K28]*[.H21]+[.K29]*[.H22]-G_6" office:value-type="float" office:value="28.5112020656545">
            <text:p>28.5112020657</text:p>
          </table:table-cell>
          <table:table-cell table:style-name="ce1" table:formula="of:=[.K7]+[.B32]*[.$B$37]" office:value-type="float" office:value="-3.79943589618869">
            <text:p>-3.7994358962</text:p>
          </table:table-cell>
          <table:table-cell table:style-name="ce1" table:formula="of:=EXP([.C32])" office:value-type="float" office:value="0.0223833948538375">
            <text:p>0.0223833949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</text:p>
          </table:table-cell>
          <table:table-cell table:style-name="ce1" table:formula="of:=[.H23]+[.L27]*[.H20]+[.L28]*[.H21]+[.L29]*[.H22]-G_7" office:value-type="float" office:value="19.3222275016951">
            <text:p>19.3222275017</text:p>
          </table:table-cell>
          <table:table-cell table:style-name="ce1" table:formula="of:=[.K8]+[.B33]*[.$B$37]" office:value-type="float" office:value="-4.02840095565323">
            <text:p>-4.0284009557</text:p>
          </table:table-cell>
          <table:table-cell table:style-name="ce1" table:formula="of:=EXP([.C33])" office:value-type="float" office:value="0.0178027746315792">
            <text:p>0.0178027746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H2O</text:p>
          </table:table-cell>
          <table:table-cell table:style-name="ce1" table:formula="of:=[.H23]+[.M27]*[.H20]+[.M28]*[.H21]+[.M29]*[.H22]-G_8" office:value-type="float" office:value="13.2852972327302">
            <text:p>13.2852972327</text:p>
          </table:table-cell>
          <table:table-cell table:style-name="ce1" table:formula="of:=[.K9]+[.B34]*[.$B$37]" office:value-type="float" office:value="-4.17882536790901">
            <text:p>-4.1788253679</text:p>
          </table:table-cell>
          <table:table-cell table:style-name="ce1" table:formula="of:=EXP([.C34])" office:value-type="float" office:value="0.0153164882429299">
            <text:p>0.0153164882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Total</text:p>
          </table:table-cell>
          <table:table-cell table:style-name="ce1" table:formula="of:=[.H23]" office:value-type="float" office:value="16.0530599480088">
            <text:p>16.053059948</text:p>
          </table:table-cell>
          <table:table-cell table:style-name="ce1" table:formula="of:=[.K10]+[.B35]*[.$B$37]" office:value-type="float" office:value="-1.90258509299405">
            <text:p>-1.902585093</text:p>
          </table:table-cell>
          <table:table-cell table:style-name="ce1" table:formula="of:=EXP([.C35])" office:value-type="float" office:value="0.149182469764127">
            <text:p>0.1491824698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e1</text:p>
          </table:table-cell>
          <table:table-cell table:style-name="ce1" table:formula="of:=2/MAX(ABS([.B27]);ABS([.B28]);ABS([.B29]);ABS([.B30]);ABS([.B31]);ABS([.B32]);ABS([.B33]);ABS([.B34]);5*ABS([.H23]))" office:value-type="float" office:value="0.0249173678598027">
            <text:p>0.0249173679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e</text:p>
          </table:table-cell>
          <table:table-cell table:style-name="ce1" table:formula="of:=MIN(1;[.B36])" office:value-type="float" office:value="0.0249173678598027">
            <text:p>0.0249173679</text:p>
          </table:table-cell>
          <table:table-cell table:number-columns-repeated="102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1" table:default-cell-style-name="ce18"/>
        <table:table-column table:style-name="co2" table:default-cell-style-name="ce18"/>
        <table:table-column table:style-name="co3" table:number-columns-repeated="2" table:default-cell-style-name="ce18"/>
        <table:table-column table:style-name="co4" table:default-cell-style-name="ce18"/>
        <table:table-column table:style-name="co3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8"/>
        <table:table-column table:style-name="co9" table:default-cell-style-name="ce18"/>
        <table:table-column table:style-name="co10" table:default-cell-style-name="ce18"/>
        <table:table-column table:style-name="co1" table:number-columns-repeated="1011" table:default-cell-style-name="ce18"/>
        <table:table-row table:style-name="ro5">
          <table:table-cell table:style-name="ce1"/>
          <table:table-cell table:style-name="ce2" office:value-type="string">
            <text:p>hOf</text:p>
          </table:table-cell>
          <table:table-cell table:style-name="ce2" office:value-type="string">
            <text:p>h-h298</text:p>
          </table:table-cell>
          <table:table-cell table:style-name="ce2" office:value-type="string">
            <text:p>sO</text:p>
          </table:table-cell>
          <table:table-cell table:style-name="ce2" office:value-type="string">
            <text:p>gj</text:p>
          </table:table-cell>
          <table:table-cell table:style-name="ce2" office:value-type="string">
            <text:p>gj/RT</text:p>
          </table:table-cell>
          <table:table-cell table:style-name="ce3"/>
          <table:table-cell table:style-name="ce1"/>
          <table:table-cell table:style-name="ce2" office:value-type="string">
            <text:p>Nj,initial</text:p>
          </table:table-cell>
          <table:table-cell table:style-name="ce2" office:value-type="string">
            <text:p>Nj,iteration</text:p>
          </table:table-cell>
          <table:table-cell table:style-name="ce2" office:value-type="string">
            <text:p>ln(Nj)</text:p>
          </table:table-cell>
          <table:table-cell table:style-name="ce4" office:value-type="string">
            <text:p>mf</text:p>
          </table:table-cell>
          <table:table-cell table:style-name="ce4" office:value-type="string">
            <text:p>mf from CSU code</text:p>
          </table:table-cell>
          <table:table-cell table:style-name="ce4" office:value-type="string">
            <text:p>% error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H3</text:p>
          </table:table-cell>
          <table:table-cell table:style-name="ce1" office:value-type="float" office:value="-45898">
            <text:p>-45898</text:p>
          </table:table-cell>
          <table:table-cell table:style-name="ce1" office:value-type="float" office:value="143695">
            <text:p>143695</text:p>
          </table:table-cell>
          <table:table-cell table:style-name="ce1" office:value-type="float" office:value="311.236">
            <text:p>311.236</text:p>
          </table:table-cell>
          <table:table-cell table:style-name="ce1" table:formula="of:=[.B2]+[.C2]-2600*[.D2]+8.314*2600*(LN(5)+[.K2]-[.$K$10])" office:value-type="float" office:value="-692193.203858376">
            <text:p>-692193.203858376</text:p>
          </table:table-cell>
          <table:table-cell table:style-name="ce1" table:formula="of:=[.E2]/(8.314*2600)" office:value-type="float" office:value="-32.021668911492">
            <text:p>-32.0216689115</text:p>
          </table:table-cell>
          <table:table-cell table:style-name="ce3"/>
          <table:table-cell table:style-name="ce2" office:value-type="string">
            <text:p>NH3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0.6819036071523">
            <text:p>0.6819036072</text:p>
          </table:table-cell>
          <table:table-cell table:style-name="ce1" table:formula="of:=LN([.J2])" office:value-type="float" office:value="-0.382866969614264">
            <text:p>-0.3828669696</text:p>
          </table:table-cell>
          <table:table-cell table:style-name="ce1" table:formula="of:=N_1/N" office:value-type="float" office:value="0.486683591889274">
            <text:p>0.4866835919</text:p>
          </table:table-cell>
          <table:table-cell table:style-name="ce1" office:value-type="float" office:value="0.47065">
            <text:p>0.47065</text:p>
          </table:table-cell>
          <table:table-cell table:style-name="ce1" table:formula="of:=ABS(100*([.L2]-[.M2])/[.M2])" office:value-type="float" office:value="3.40669114825748">
            <text:p>3.406691148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H2</text:p>
          </table:table-cell>
          <table:table-cell table:style-name="ce1" office:value-type="float" office:value="190370">
            <text:p>190370</text:p>
          </table:table-cell>
          <table:table-cell table:style-name="ce1" office:value-type="float" office:value="107100">
            <text:p>107100</text:p>
          </table:table-cell>
          <table:table-cell table:style-name="ce1" office:value-type="float" office:value="286.4">
            <text:p>286.4</text:p>
          </table:table-cell>
          <table:table-cell table:style-name="ce1" table:formula="of:=[.B3]+[.C3]-2600*[.D3]+8.314*2600*(LN(5)+[.K3]-[.$K$10])" office:value-type="float" office:value="-475748.133976127">
            <text:p>-475748.133976127</text:p>
          </table:table-cell>
          <table:table-cell table:style-name="ce1" table:formula="of:=[.E3]/(8.314*2600)" office:value-type="float" office:value="-22.0086662893047">
            <text:p>-22.0086662893</text:p>
          </table:table-cell>
          <table:table-cell table:style-name="ce3"/>
          <table:table-cell table:style-name="ce2" office:value-type="string">
            <text:p>NH2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0.0747039896166423">
            <text:p>0.0747039896</text:p>
          </table:table-cell>
          <table:table-cell table:style-name="ce1" table:formula="of:=LN([.J3])" office:value-type="float" office:value="-2.5942217797469">
            <text:p>-2.5942217797</text:p>
          </table:table-cell>
          <table:table-cell table:style-name="ce1" table:formula="of:=N_2/N" office:value-type="float" office:value="0.0533172219852567">
            <text:p>0.053317222</text:p>
          </table:table-cell>
          <table:table-cell table:style-name="ce1" office:value-type="float" office:value="0.050416">
            <text:p>0.050416</text:p>
          </table:table-cell>
          <table:table-cell table:style-name="ce1" table:formula="of:=ABS(100*([.L3]-[.M3])/[.M3])" office:value-type="float" office:value="5.75456598154697">
            <text:p>5.754565981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H</text:p>
          </table:table-cell>
          <table:table-cell table:style-name="ce1" office:value-type="float" office:value="376560">
            <text:p>376560</text:p>
          </table:table-cell>
          <table:table-cell table:style-name="ce1" office:value-type="float" office:value="76250">
            <text:p>76250</text:p>
          </table:table-cell>
          <table:table-cell table:style-name="ce1" office:value-type="float" office:value="249.7">
            <text:p>249.7</text:p>
          </table:table-cell>
          <table:table-cell table:style-name="ce1" table:formula="of:=[.B4]+[.C4]-2600*[.D4]+8.314*2600*(LN(5)+[.K4]-[.$K$10])" office:value-type="float" office:value="-259303.064093878">
            <text:p>-259303.064093878</text:p>
          </table:table-cell>
          <table:table-cell table:style-name="ce1" table:formula="of:=[.E4]/(8.314*2600)" office:value-type="float" office:value="-11.9956636671175">
            <text:p>-11.9956636671</text:p>
          </table:table-cell>
          <table:table-cell table:style-name="ce3"/>
          <table:table-cell table:style-name="ce2" office:value-type="string">
            <text:p>NH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0.0152729701992718">
            <text:p>0.0152729702</text:p>
          </table:table-cell>
          <table:table-cell table:style-name="ce1" table:formula="of:=LN([.J4])" office:value-type="float" office:value="-4.18167066659905">
            <text:p>-4.1816706666</text:p>
          </table:table-cell>
          <table:table-cell table:style-name="ce1" table:formula="of:=N_3/N" office:value-type="float" office:value="0.0109005201284106">
            <text:p>0.0109005201</text:p>
          </table:table-cell>
          <table:table-cell table:style-name="ce1" office:value-type="float" office:value="0.025704">
            <text:p>0.025704</text:p>
          </table:table-cell>
          <table:table-cell table:style-name="ce1" table:formula="of:=ABS(100*([.L4]-[.M4])/[.M4])" office:value-type="float" office:value="57.5921252396102">
            <text:p>57.5921252396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</text:p>
          </table:table-cell>
          <table:table-cell table:style-name="ce1" office:value-type="float" office:value="472683">
            <text:p>472683</text:p>
          </table:table-cell>
          <table:table-cell table:style-name="ce1" office:value-type="float" office:value="47860">
            <text:p>47860</text:p>
          </table:table-cell>
          <table:table-cell table:style-name="ce1" office:value-type="float" office:value="198.322">
            <text:p>198.322</text:p>
          </table:table-cell>
          <table:table-cell table:style-name="ce1" table:formula="of:=[.B5]+[.C5]-2600*[.D5]+8.314*2600*(LN(5)+[.K5]-[.$K$10])" office:value-type="float" office:value="-42857.9942116289">
            <text:p>-42857.9942116289</text:p>
          </table:table-cell>
          <table:table-cell table:style-name="ce1" table:formula="of:=[.E5]/(8.314*2600)" office:value-type="float" office:value="-1.98266104493019">
            <text:p>-1.9826610449</text:p>
          </table:table-cell>
          <table:table-cell table:style-name="ce3"/>
          <table:table-cell table:style-name="ce2" office:value-type="string">
            <text:p>N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0.030752840677612">
            <text:p>0.0307528407</text:p>
          </table:table-cell>
          <table:table-cell table:style-name="ce1" table:formula="of:=LN([.J5])" office:value-type="float" office:value="-3.48177290923662">
            <text:p>-3.4817729092</text:p>
          </table:table-cell>
          <table:table-cell table:style-name="ce1" table:formula="of:=N_4/N" office:value-type="float" office:value="0.0219487077129304">
            <text:p>0.0219487077</text:p>
          </table:table-cell>
          <table:table-cell table:style-name="ce1" office:value-type="float" office:value="0.020026">
            <text:p>0.020026</text:p>
          </table:table-cell>
          <table:table-cell table:style-name="ce1" table:formula="of:=ABS(100*([.L5]-[.M5])/[.M5])" office:value-type="float" office:value="9.6010571903048">
            <text:p>9.601057190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NO</text:p>
          </table:table-cell>
          <table:table-cell table:style-name="ce1" office:value-type="float" office:value="90291">
            <text:p>90291</text:p>
          </table:table-cell>
          <table:table-cell table:style-name="ce1" office:value-type="float" office:value="80034">
            <text:p>80034</text:p>
          </table:table-cell>
          <table:table-cell table:style-name="ce1" office:value-type="float" office:value="282.822">
            <text:p>282.822</text:p>
          </table:table-cell>
          <table:table-cell table:style-name="ce1" table:formula="of:=[.B6]+[.C6]-2600*[.D6]+8.314*2600*(LN(5)+[.K6]-[.$K$10])" office:value-type="float" office:value="-572589.366233083">
            <text:p>-572589.366233083</text:p>
          </table:table-cell>
          <table:table-cell table:style-name="ce1" table:formula="of:=[.E6]/(8.314*2600)" office:value-type="float" office:value="-26.4886551985105">
            <text:p>-26.4886551985</text:p>
          </table:table-cell>
          <table:table-cell table:style-name="ce3"/>
          <table:table-cell table:style-name="ce2" office:value-type="string">
            <text:p>NO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0.197366593804291">
            <text:p>0.1973665938</text:p>
          </table:table-cell>
          <table:table-cell table:style-name="ce1" table:formula="of:=LN([.J6])" office:value-type="float" office:value="-1.62269239728524">
            <text:p>-1.6226923973</text:p>
          </table:table-cell>
          <table:table-cell table:style-name="ce1" table:formula="of:=N_5/N" office:value-type="float" office:value="0.140863139282632">
            <text:p>0.1408631393</text:p>
          </table:table-cell>
          <table:table-cell table:style-name="ce1" office:value-type="float" office:value="0.13909">
            <text:p>0.13909</text:p>
          </table:table-cell>
          <table:table-cell table:style-name="ce1" table:formula="of:=ABS(100*([.L6]-[.M6])/[.M6])" office:value-type="float" office:value="1.27481435231296">
            <text:p>1.2748143523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H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4096">
            <text:p>74096</text:p>
          </table:table-cell>
          <table:table-cell table:style-name="ce1" office:value-type="float" office:value="197.654">
            <text:p>197.654</text:p>
          </table:table-cell>
          <table:table-cell table:style-name="ce1" table:formula="of:=[.B7]+[.C7]-2600*[.D7]+8.314*2600*(LN(5)+[.K7]-[.$K$10])" office:value-type="float" office:value="-432890.139764498">
            <text:p>-432890.139764498</text:p>
          </table:table-cell>
          <table:table-cell table:style-name="ce1" table:formula="of:=[.E7]/(8.314*2600)" office:value-type="float" office:value="-20.0260052443746">
            <text:p>-20.0260052444</text:p>
          </table:table-cell>
          <table:table-cell table:style-name="ce3"/>
          <table:table-cell table:style-name="ce2" office:value-type="string">
            <text:p>H2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0.385851760344519">
            <text:p>0.3858517603</text:p>
          </table:table-cell>
          <table:table-cell table:style-name="ce1" table:formula="of:=LN([.J7])" office:value-type="float" office:value="-0.952302023838007">
            <text:p>-0.9523020238</text:p>
          </table:table-cell>
          <table:table-cell table:style-name="ce1" table:formula="of:=N_6/N" office:value-type="float" office:value="0.275387486870015">
            <text:p>0.2753874869</text:p>
          </table:table-cell>
          <table:table-cell table:style-name="ce1" office:value-type="float" office:value="0.28295">
            <text:p>0.28295</text:p>
          </table:table-cell>
          <table:table-cell table:style-name="ce1" table:formula="of:=ABS(100*([.L7]-[.M7])/[.M7])" office:value-type="float" office:value="2.6727383389238">
            <text:p>2.6727383389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H</text:p>
          </table:table-cell>
          <table:table-cell table:style-name="ce1" office:value-type="float" office:value="217999">
            <text:p>217999</text:p>
          </table:table-cell>
          <table:table-cell table:style-name="ce1" office:value-type="float" office:value="47846">
            <text:p>47846</text:p>
          </table:table-cell>
          <table:table-cell table:style-name="ce1" office:value-type="float" office:value="159.732">
            <text:p>159.732</text:p>
          </table:table-cell>
          <table:table-cell table:style-name="ce1" table:formula="of:=[.B8]+[.C8]-2600*[.D8]+8.314*2600*(LN(5)+[.K8]-[.$K$10])" office:value-type="float" office:value="-216445.069882249">
            <text:p>-216445.069882249</text:p>
          </table:table-cell>
          <table:table-cell table:style-name="ce1" table:formula="of:=[.E8]/(8.314*2600)" office:value-type="float" office:value="-10.0130026221873">
            <text:p>-10.0130026222</text:p>
          </table:table-cell>
          <table:table-cell table:style-name="ce3"/>
          <table:table-cell table:style-name="ce2" office:value-type="string">
            <text:p>H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0.0126379015506456">
            <text:p>0.0126379016</text:p>
          </table:table-cell>
          <table:table-cell table:style-name="ce1" table:formula="of:=LN([.J8])" office:value-type="float" office:value="-4.37105492060855">
            <text:p>-4.3710549206</text:p>
          </table:table-cell>
          <table:table-cell table:style-name="ce1" table:formula="of:=N_7/N" office:value-type="float" office:value="0.00901983690377734">
            <text:p>0.0090198369</text:p>
          </table:table-cell>
          <table:table-cell table:style-name="ce1" office:value-type="float" office:value="0.0090795">
            <text:p>0.0090795</text:p>
          </table:table-cell>
          <table:table-cell table:style-name="ce1" table:formula="of:=ABS(100*([.L8]-[.M8])/[.M8])" office:value-type="float" office:value="0.65711874247102">
            <text:p>0.6571187425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H2O</text:p>
          </table:table-cell>
          <table:table-cell table:style-name="ce1" office:value-type="float" office:value="-241826">
            <text:p>-241826</text:p>
          </table:table-cell>
          <table:table-cell table:style-name="ce1" office:value-type="float" office:value="104520">
            <text:p>104520</text:p>
          </table:table-cell>
          <table:table-cell table:style-name="ce1" office:value-type="float" office:value="278.625">
            <text:p>278.625</text:p>
          </table:table-cell>
          <table:table-cell table:style-name="ce1" table:formula="of:=[.B9]+[.C9]-2600*[.D9]+8.314*2600*(LN(5)+[.K9]-[.$K$10])" office:value-type="float" office:value="-962621.511785952">
            <text:p>-962621.511785952</text:p>
          </table:table-cell>
          <table:table-cell table:style-name="ce1" table:formula="of:=[.E9]/(8.314*2600)" office:value-type="float" office:value="-44.5319993979549">
            <text:p>-44.531999398</text:p>
          </table:table-cell>
          <table:table-cell table:style-name="ce3"/>
          <table:table-cell table:style-name="ce2" office:value-type="string">
            <text:p>H2O</text:p>
          </table:table-cell>
          <table:table-cell table:style-name="ce1" office:value-type="float" office:value="0.011">
            <text:p>0.011</text:p>
          </table:table-cell>
          <table:table-cell table:style-name="ce1" office:value-type="float" office:value="0.00263340621331187">
            <text:p>0.0026334062</text:p>
          </table:table-cell>
          <table:table-cell table:style-name="ce1" table:formula="of:=LN([.J9])" office:value-type="float" office:value="-5.93947713261903">
            <text:p>-5.9394771326</text:p>
          </table:table-cell>
          <table:table-cell table:style-name="ce1" table:formula="of:=N_8/N" office:value-type="float" office:value="0.00187949672263855">
            <text:p>0.0018794967</text:p>
          </table:table-cell>
          <table:table-cell table:style-name="ce1" office:value-type="float" office:value="0.0020911">
            <text:p>0.0020911</text:p>
          </table:table-cell>
          <table:table-cell table:style-name="ce1" table:formula="of:=ABS(100*([.L9]-[.M9])/[.M9])" office:value-type="float" office:value="10.1192328134214">
            <text:p>10.1192328134</text:p>
          </table:table-cell>
          <table:table-cell table:number-columns-repeated="1010"/>
        </table:table-row>
        <table:table-row table:style-name="ro2">
          <table:table-cell table:style-name="ce3" table:number-columns-repeated="7"/>
          <table:table-cell table:style-name="ce2" office:value-type="string">
            <text:p>Total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1.40112306746401">
            <text:p>1.4011230675</text:p>
          </table:table-cell>
          <table:table-cell table:style-name="ce1" table:formula="of:=LN([.J10])" office:value-type="float" office:value="0.337274106083664">
            <text:p>0.3372741061</text:p>
          </table:table-cell>
          <table:table-cell table:style-name="ce1" table:formula="of:=SUM([.L2:.L9])" office:value-type="float" office:value="1.00000000149493">
            <text:p>1.0000000015</text:p>
          </table:table-cell>
          <table:table-cell table:style-name="ce1" table:formula="of:=SUM([.M2:.M9])" office:value-type="float" office:value="1.0000066">
            <text:p>1.0000066</text:p>
          </table:table-cell>
          <table:table-cell table:style-name="ce1" table:formula="of:=ABS(100*([.L10]-[.M10])/[.M10])" office:value-type="float" office:value="0.000659846151539018">
            <text:p>0.0006598462</text:p>
          </table:table-cell>
          <table:table-cell table:number-columns-repeated="1010"/>
        </table:table-row>
        <table:table-row table:style-name="ro2" table:number-rows-repeated="2">
          <table:table-cell table:style-name="ce3" table:number-columns-repeated="14"/>
          <table:table-cell table:number-columns-repeated="1010"/>
        </table:table-row>
        <table:table-row table:style-name="ro2">
          <table:table-cell table:style-name="ce3"/>
          <table:table-cell table:style-name="ce5" office:value-type="string">
            <text:p>Matrix</text:p>
          </table:table-cell>
          <table:table-cell table:style-name="ce3" table:number-columns-repeated="12"/>
          <table:table-cell table:number-columns-repeated="1010"/>
        </table:table-row>
        <table:table-row table:style-name="ro2">
          <table:table-cell table:style-name="ce3"/>
          <table:table-cell table:style-name="ce6" table:formula="of:=N_1+N_2+N_3+N_4+N_5" office:value-type="float" office:value="1.00000000145012">
            <text:p>1.0000000015</text:p>
          </table:table-cell>
          <table:table-cell table:style-name="ce9" table:formula="of:=3*N_1+2*N_2+N_3" office:value-type="float" office:value="2.21039177088946">
            <text:p>2.2103917709</text:p>
          </table:table-cell>
          <table:table-cell table:style-name="ce9" table:formula="of:=N_5" office:value-type="float" office:value="0.197366593804291">
            <text:p>0.1973665938</text:p>
          </table:table-cell>
          <table:table-cell table:style-name="ce11" table:formula="of:=N_1+N_2+N_3+N_4+N_5" office:value-type="float" office:value="1.00000000145012">
            <text:p>1.0000000015</text:p>
          </table:table-cell>
          <table:table-cell table:style-name="ce3" table:number-columns-repeated="9"/>
          <table:table-cell table:number-columns-repeated="1010"/>
        </table:table-row>
        <table:table-row table:style-name="ro2">
          <table:table-cell table:style-name="ce3"/>
          <table:table-cell table:style-name="ce7" table:formula="of:=3*N_1+2*N_2+N_3" office:value-type="float" office:value="2.21039177088946">
            <text:p>2.2103917709</text:p>
          </table:table-cell>
          <table:table-cell table:style-name="ce3" table:formula="of:=9*N_1+4*N_2+N_3+4*N_6+N_7+4*N_8" office:value-type="float" office:value="8.01779996081851">
            <text:p>8.0177999608</text:p>
          </table:table-cell>
          <table:table-cell table:style-name="ce3" table:formula="of:=2*N_8" office:value-type="float" office:value="0.00526681242662373">
            <text:p>0.0052668124</text:p>
          </table:table-cell>
          <table:table-cell table:style-name="ce12" table:formula="of:=3*N_1+2*N_2+N_3+2*N_6+N_7+2*N_8" office:value-type="float" office:value="3.00000000555576">
            <text:p>3.0000000056</text:p>
          </table:table-cell>
          <table:table-cell table:style-name="ce3" table:number-columns-repeated="9"/>
          <table:table-cell table:number-columns-repeated="1010"/>
        </table:table-row>
        <table:table-row table:style-name="ro2">
          <table:table-cell table:style-name="ce3"/>
          <table:table-cell table:style-name="ce7" table:formula="of:=N_5" office:value-type="float" office:value="0.197366593804291">
            <text:p>0.1973665938</text:p>
          </table:table-cell>
          <table:table-cell table:style-name="ce3" table:formula="of:=2*N_8" office:value-type="float" office:value="0.00526681242662373">
            <text:p>0.0052668124</text:p>
          </table:table-cell>
          <table:table-cell table:style-name="ce3" table:formula="of:=N_5+N_8" office:value-type="float" office:value="0.200000000017603">
            <text:p>0.2</text:p>
          </table:table-cell>
          <table:table-cell table:style-name="ce12" table:formula="of:=N_5+N_8" office:value-type="float" office:value="0.200000000017603">
            <text:p>0.2</text:p>
          </table:table-cell>
          <table:table-cell table:style-name="ce3" table:number-columns-repeated="9"/>
          <table:table-cell table:number-columns-repeated="1010"/>
        </table:table-row>
        <table:table-row table:style-name="ro2">
          <table:table-cell table:style-name="ce3"/>
          <table:table-cell table:style-name="ce8" table:formula="of:=N_1+N_2+N_3+N_4+N_5" office:value-type="float" office:value="1.00000000145012">
            <text:p>1.0000000015</text:p>
          </table:table-cell>
          <table:table-cell table:style-name="ce10" table:formula="of:=3*N_1+2*N_2+N_3+2*N_6+N_7+2*N_8" office:value-type="float" office:value="3.00000000555576">
            <text:p>3.0000000056</text:p>
          </table:table-cell>
          <table:table-cell table:style-name="ce10" table:formula="of:=N_5+N_8" office:value-type="float" office:value="0.200000000017603">
            <text:p>0.2</text:p>
          </table:table-cell>
          <table:table-cell table:style-name="ce13" table:formula="of:=N_1+N_2+N_3+N_4+N_5+N_6+N_7+N_8-N" office:value-type="float" office:value="0.00000000209458717037592">
            <text:p>2.09458717037592E-009</text:p>
          </table:table-cell>
          <table:table-cell table:style-name="ce3" table:number-columns-repeated="9"/>
          <table:table-cell table:number-columns-repeated="1010"/>
        </table:table-row>
        <table:table-row table:style-name="ro2">
          <table:table-cell table:style-name="ce3" table:number-columns-repeated="11"/>
          <table:table-cell table:style-name="ce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3"/>
          <table:table-cell table:style-name="ce5" office:value-type="string">
            <text:p>Inverted</text:p>
          </table:table-cell>
          <table:table-cell table:style-name="ce3" table:number-columns-repeated="3"/>
          <table:table-cell table:style-name="ce5" office:value-type="string">
            <text:p>R Matrix</text:p>
          </table:table-cell>
          <table:table-cell table:style-name="ce3"/>
          <table:table-cell table:style-name="ce5" office:value-type="string">
            <text:p>C Matrix</text:p>
          </table:table-cell>
          <table:table-cell table:style-name="ce3" table:number-columns-repeated="3"/>
          <table:table-cell table:style-name="ce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3"/>
          <table:table-cell table:style-name="ce6" table:number-matrix-columns-spanned="4" table:number-matrix-rows-spanned="4" table:formula="of:=MINVERSE(Beta)" office:value-type="float" office:value="5.02394535142992">
            <text:p>5.0239453514</text:p>
          </table:table-cell>
          <table:table-cell table:style-name="ce9" office:value-type="float" office:value="-1.35184749243405">
            <text:p>-1.3518474924</text:p>
          </table:table-cell>
          <table:table-cell table:style-name="ce9" office:value-type="float" office:value="-4.84201436824675">
            <text:p>-4.8420143682</text:p>
          </table:table-cell>
          <table:table-cell table:style-name="ce11" office:value-type="float" office:value="-0.0801809028128868">
            <text:p>-0.0801809028</text:p>
          </table:table-cell>
          <table:table-cell table:style-name="ce14" table:formula="of:=1-(N_1+N_2+N_3+N_4+N_5)+(G_1*N_1+G_2*N_2+G_3*N_3+G_4*N_4+G_5*N_5)" office:value-type="float" office:value="-28.9519842411127">
            <text:p>-28.9519842411</text:p>
          </table:table-cell>
          <table:table-cell table:style-name="ce3"/>
          <table:table-cell table:style-name="ce14" table:number-matrix-columns-spanned="1" table:number-matrix-rows-spanned="4" table:formula="of:=MMULT(betainv;rr)" office:value-type="float" office:value="-1.98266104445179">
            <text:p>-1.9826610445</text:p>
          </table:table-cell>
          <table:table-cell table:style-name="ce17" office:value-type="string">
            <text:p>π1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3"/>
          <table:table-cell table:style-name="ce7" office:value-type="float" office:value="-1.35184749243405">
            <text:p>-1.3518474924</text:p>
          </table:table-cell>
          <table:table-cell table:style-name="ce3" office:value-type="float" office:value="0.382674243456306">
            <text:p>0.3826742435</text:p>
          </table:table-cell>
          <table:table-cell table:style-name="ce3" office:value-type="float" office:value="1.01912380621477">
            <text:p>1.0191238062</text:p>
          </table:table-cell>
          <table:table-cell table:style-name="ce12" office:value-type="float" office:value="0.304846500987683">
            <text:p>0.304846501</text:p>
          </table:table-cell>
          <table:table-cell table:style-name="ce15" table:formula="of:=3-(3*N_1+2*N_2+N_3+2*N_6+N_7+2*N_8)+(3*N_1*G_1+2*N_2*G_2+N_3*G_3+2*N_6*G_6+N_7*G_7+2*N_8*G_8)" office:value-type="float" office:value="-84.7937781701162">
            <text:p>-84.7937781701</text:p>
          </table:table-cell>
          <table:table-cell table:style-name="ce3"/>
          <table:table-cell table:style-name="ce15" office:value-type="float" office:value="-10.0130026230094">
            <text:p>-10.013002623</text:p>
          </table:table-cell>
          <table:table-cell table:style-name="ce5" office:value-type="string">
            <text:p>π2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3"/>
          <table:table-cell table:style-name="ce7" office:value-type="float" office:value="-4.84201436824675">
            <text:p>-4.8420143682</text:p>
          </table:table-cell>
          <table:table-cell table:style-name="ce3" office:value-type="float" office:value="1.01912380621477">
            <text:p>1.0191238062</text:p>
          </table:table-cell>
          <table:table-cell table:style-name="ce3" office:value-type="float" office:value="8.92321474535049">
            <text:p>8.9232147454</text:p>
          </table:table-cell>
          <table:table-cell table:style-name="ce12" office:value-type="float" office:value="0.82820699921853">
            <text:p>0.8282069992</text:p>
          </table:table-cell>
          <table:table-cell table:style-name="ce15" table:formula="of:=0.2-(N_5+N_8)+(N_5*G_5+N_8*G_8)" office:value-type="float" office:value="-5.34524649490973">
            <text:p>-5.3452464949</text:p>
          </table:table-cell>
          <table:table-cell table:style-name="ce3"/>
          <table:table-cell table:style-name="ce15" office:value-type="float" office:value="-24.5059941541126">
            <text:p>-24.5059941541</text:p>
          </table:table-cell>
          <table:table-cell table:style-name="ce5" office:value-type="string">
            <text:p>π3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number-columns-repeated="1010"/>
        </table:table-row>
        <table:table-row table:style-name="ro5">
          <table:table-cell table:style-name="ce3"/>
          <table:table-cell table:style-name="ce8" office:value-type="float" office:value="-0.0801809028128856">
            <text:p>-0.0801809028</text:p>
          </table:table-cell>
          <table:table-cell table:style-name="ce10" office:value-type="float" office:value="0.304846500987683">
            <text:p>0.304846501</text:p>
          </table:table-cell>
          <table:table-cell table:style-name="ce10" office:value-type="float" office:value="0.828206999218528">
            <text:p>0.8282069992</text:p>
          </table:table-cell>
          <table:table-cell table:style-name="ce13" office:value-type="float" office:value="-0.757109687541198">
            <text:p>-0.7571096875</text:p>
          </table:table-cell>
          <table:table-cell table:style-name="ce16" table:formula="of:=N-(N_1+N_2+N_3+N_4+N_5+N_6+N_7+N_8)+(N_1*G_1+N_2*G_2+N_3*G_3+N_4*G_4+N_5*G_5+N_6*G_6+N_7*G_7+N_8*G_8)" office:value-type="float" office:value="-36.922867803239">
            <text:p>-36.9228678032</text:p>
          </table:table-cell>
          <table:table-cell table:style-name="ce3"/>
          <table:table-cell table:style-name="ce16" office:value-type="float" office:value="-0.00000000000611777295489446">
            <text:p>-6.11777295489446E-012</text:p>
          </table:table-cell>
          <table:table-cell table:style-name="ce5" office:value-type="string">
            <text:p>Δln(N)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number-columns-repeated="1010"/>
        </table:table-row>
        <table:table-row table:style-name="ro2" table:number-rows-repeated="2">
          <table:table-cell table:style-name="ce3" table:number-columns-repeated="14"/>
          <table:table-cell table:number-columns-repeated="1010"/>
        </table:table-row>
        <table:table-row table:style-name="ro5">
          <table:table-cell table:style-name="ce1"/>
          <table:table-cell table:style-name="ce2" office:value-type="string">
            <text:p>Δln(Nj)</text:p>
          </table:table-cell>
          <table:table-cell table:style-name="ce2" office:value-type="string">
            <text:p>ln(Nj),new</text:p>
          </table:table-cell>
          <table:table-cell table:style-name="ce2" office:value-type="string">
            <text:p>N</text:p>
          </table:table-cell>
          <table:table-cell table:style-name="ce3"/>
          <table:table-cell table:style-name="ce4" office:value-type="string">
            <text:p>a Matrix</text:p>
          </table:table-cell>
          <table:table-cell table:style-name="ce3" table:number-columns-repeated="8"/>
          <table:table-cell table:number-columns-repeated="1010"/>
        </table:table-row>
        <table:table-row table:style-name="ro2">
          <table:table-cell table:style-name="ce2" office:value-type="string">
            <text:p>NH3</text:p>
          </table:table-cell>
          <table:table-cell table:style-name="ce1" table:formula="of:=[.H23]+[.F27]*[.H20]+[.F28]*[.H21]+[.F29]*[.H22]-G_1" office:value-type="float" office:value="-0.00000000199421634761165">
            <text:p>-0.000000002</text:p>
          </table:table-cell>
          <table:table-cell table:style-name="ce1" table:formula="of:=[.K2]+[.B27]*[.$B$37]" office:value-type="float" office:value="-0.38286697160848">
            <text:p>-0.3828669716</text:p>
          </table:table-cell>
          <table:table-cell table:style-name="ce1" table:formula="of:=EXP([.C27])" office:value-type="float" office:value="0.681903605792437">
            <text:p>0.6819036058</text:p>
          </table:table-cell>
          <table:table-cell table:style-name="ce3"/>
          <table:table-cell table:number-columns-repeated="5" table:style-name="ce1" office:value-type="float" office:value="1">
            <text:p>1</text:p>
          </table:table-cell>
          <table:table-cell table:number-columns-repeated="3" table:style-name="ce1" office:value-type="float" office:value="0">
            <text:p>0</text:p>
          </table:table-cell>
          <table:table-cell table:style-name="ce3"/>
          <table:table-cell table:number-columns-repeated="1010"/>
        </table:table-row>
        <table:table-row table:style-name="ro2">
          <table:table-cell table:style-name="ce2" office:value-type="string">
            <text:p>NH2</text:p>
          </table:table-cell>
          <table:table-cell table:style-name="ce1" table:formula="of:=[.H23]+[.G27]*[.H20]+[.G28]*[.H21]+[.G29]*[.H22]-G_2" office:value-type="float" office:value="-0.00000000117205090077732">
            <text:p>-1.17205090077732E-009</text:p>
          </table:table-cell>
          <table:table-cell table:style-name="ce1" table:formula="of:=[.K3]+[.B28]*[.$B$37]" office:value-type="float" office:value="-2.59422178091895">
            <text:p>-2.5942217809</text:p>
          </table:table-cell>
          <table:table-cell table:style-name="ce1" table:formula="of:=EXP([.C28])" office:value-type="float" office:value="0.0747039895290854">
            <text:p>0.0747039895</text:p>
          </table:table-cell>
          <table:table-cell table:style-name="ce3"/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3"/>
          <table:table-cell table:number-columns-repeated="1010"/>
        </table:table-row>
        <table:table-row table:style-name="ro2">
          <table:table-cell table:style-name="ce2" office:value-type="string">
            <text:p>NH</text:p>
          </table:table-cell>
          <table:table-cell table:style-name="ce1" table:formula="of:=[.H23]+[.H27]*[.H20]+[.H28]*[.H21]+[.H29]*[.H22]-G_3" office:value-type="float" office:value="-0.00000000034988190122931">
            <text:p>-3.4988190122931E-010</text:p>
          </table:table-cell>
          <table:table-cell table:style-name="ce1" table:formula="of:=[.K4]+[.B29]*[.$B$37]" office:value-type="float" office:value="-4.18167066694893">
            <text:p>-4.1816706669</text:p>
          </table:table-cell>
          <table:table-cell table:style-name="ce1" table:formula="of:=EXP([.C29])" office:value-type="float" office:value="0.0152729701939281">
            <text:p>0.0152729702</text:p>
          </table:table-cell>
          <table:table-cell table:style-name="ce3"/>
          <table:table-cell table:number-columns-repeated="4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table:style-name="ce2" office:value-type="string">
            <text:p>N</text:p>
          </table:table-cell>
          <table:table-cell table:style-name="ce1" table:formula="of:=[.H23]+[.I27]*[.H20]+[.I28]*[.H21]+[.I29]*[.H22]-G_4" office:value-type="float" office:value="0.000000000472281547203579">
            <text:p>4.72281547203579E-010</text:p>
          </table:table-cell>
          <table:table-cell table:style-name="ce1" table:formula="of:=[.K5]+[.B30]*[.$B$37]" office:value-type="float" office:value="-3.48177290876434">
            <text:p>-3.4817729088</text:p>
          </table:table-cell>
          <table:table-cell table:style-name="ce1" table:formula="of:=EXP([.C30])" office:value-type="float" office:value="0.030752840692136">
            <text:p>0.0307528407</text:p>
          </table:table-cell>
          <table:table-cell table:style-name="ce3" table:number-columns-repeated="10"/>
          <table:table-cell table:number-columns-repeated="1010"/>
        </table:table-row>
        <table:table-row table:style-name="ro2">
          <table:table-cell table:style-name="ce2" office:value-type="string">
            <text:p>NO</text:p>
          </table:table-cell>
          <table:table-cell table:style-name="ce1" table:formula="of:=[.H23]+[.J27]*[.H20]+[.J28]*[.H21]+[.J29]*[.H22]-G_5" office:value-type="float" office:value="-0.0000000000600230976033345">
            <text:p>-6.00230976033345E-011</text:p>
          </table:table-cell>
          <table:table-cell table:style-name="ce1" table:formula="of:=[.K6]+[.B31]*[.$B$37]" office:value-type="float" office:value="-1.62269239734526">
            <text:p>-1.6226923973</text:p>
          </table:table-cell>
          <table:table-cell table:style-name="ce1" table:formula="of:=EXP([.C31])" office:value-type="float" office:value="0.197366593792445">
            <text:p>0.1973665938</text:p>
          </table:table-cell>
          <table:table-cell table:style-name="ce3" table:number-columns-repeated="10"/>
          <table:table-cell table:number-columns-repeated="1010"/>
        </table:table-row>
        <table:table-row table:style-name="ro2">
          <table:table-cell table:style-name="ce2" office:value-type="string">
            <text:p>H2</text:p>
          </table:table-cell>
          <table:table-cell table:style-name="ce1" table:formula="of:=[.H23]+[.K27]*[.H20]+[.K28]*[.H21]+[.K29]*[.H22]-G_6" office:value-type="float" office:value="-0.00000000165044866662356">
            <text:p>-1.65044866662356E-009</text:p>
          </table:table-cell>
          <table:table-cell table:style-name="ce1" table:formula="of:=[.K7]+[.B32]*[.$B$37]" office:value-type="float" office:value="-0.952302025488456">
            <text:p>-0.9523020255</text:p>
          </table:table-cell>
          <table:table-cell table:style-name="ce1" table:formula="of:=EXP([.C32])" office:value-type="float" office:value="0.385851759707691">
            <text:p>0.3858517597</text:p>
          </table:table-cell>
          <table:table-cell table:style-name="ce3" table:number-columns-repeated="10"/>
          <table:table-cell table:number-columns-repeated="1010"/>
        </table:table-row>
        <table:table-row table:style-name="ro2">
          <table:table-cell table:style-name="ce2" office:value-type="string">
            <text:p>H</text:p>
          </table:table-cell>
          <table:table-cell table:style-name="ce1" table:formula="of:=[.H23]+[.L27]*[.H20]+[.L28]*[.H21]+[.L29]*[.H22]-G_7" office:value-type="float" office:value="-0.000000000828281443432388">
            <text:p>-8.28281443432388E-010</text:p>
          </table:table-cell>
          <table:table-cell table:style-name="ce1" table:formula="of:=[.K8]+[.B33]*[.$B$37]" office:value-type="float" office:value="-4.37105492143683">
            <text:p>-4.3710549214</text:p>
          </table:table-cell>
          <table:table-cell table:style-name="ce1" table:formula="of:=EXP([.C33])" office:value-type="float" office:value="0.0126379015401778">
            <text:p>0.0126379015</text:p>
          </table:table-cell>
          <table:table-cell table:style-name="ce3" table:number-columns-repeated="10"/>
          <table:table-cell table:number-columns-repeated="1010"/>
        </table:table-row>
        <table:table-row table:style-name="ro2">
          <table:table-cell table:style-name="ce2" office:value-type="string">
            <text:p>H2O</text:p>
          </table:table-cell>
          <table:table-cell table:style-name="ce1" table:formula="of:=[.H23]+[.M27]*[.H20]+[.M28]*[.H21]+[.M29]*[.H22]-G_8" office:value-type="float" office:value="-0.00000000218275175711824">
            <text:p>-2.18275175711824E-009</text:p>
          </table:table-cell>
          <table:table-cell table:style-name="ce1" table:formula="of:=[.K9]+[.B34]*[.$B$37]" office:value-type="float" office:value="-5.93947713480178">
            <text:p>-5.9394771348</text:p>
          </table:table-cell>
          <table:table-cell table:style-name="ce1" table:formula="of:=EXP([.C34])" office:value-type="float" office:value="0.00263340620756379">
            <text:p>0.0026334062</text:p>
          </table:table-cell>
          <table:table-cell table:style-name="ce3" table:number-columns-repeated="10"/>
          <table:table-cell table:number-columns-repeated="1010"/>
        </table:table-row>
        <table:table-row table:style-name="ro2">
          <table:table-cell table:style-name="ce2" office:value-type="string">
            <text:p>Total</text:p>
          </table:table-cell>
          <table:table-cell table:style-name="ce1" table:formula="of:=[.H23]" office:value-type="float" office:value="-0.00000000000611777295489446">
            <text:p>-6.11777295489446E-012</text:p>
          </table:table-cell>
          <table:table-cell table:style-name="ce1" table:formula="of:=[.K10]+[.B35]*[.$B$37]" office:value-type="float" office:value="0.337274106077546">
            <text:p>0.3372741061</text:p>
          </table:table-cell>
          <table:table-cell table:style-name="ce1" table:formula="of:=EXP([.C35])" office:value-type="float" office:value="1.40112306745543">
            <text:p>1.4011230675</text:p>
          </table:table-cell>
          <table:table-cell table:style-name="ce3" table:number-columns-repeated="10"/>
          <table:table-cell table:number-columns-repeated="1010"/>
        </table:table-row>
        <table:table-row table:style-name="ro2">
          <table:table-cell table:style-name="ce4" office:value-type="string">
            <text:p>e1</text:p>
          </table:table-cell>
          <table:table-cell table:style-name="ce1" table:formula="of:=2/MAX(ABS([.B27]);ABS([.B28]);ABS([.B29]);ABS([.B30]);ABS([.B31]);ABS([.B32]);ABS([.B33]);ABS([.B34]);5*ABS([.H23]))" office:value-type="float" office:value="916274603.136952">
            <text:p>916274603.136952</text:p>
          </table:table-cell>
          <table:table-cell table:style-name="ce3" table:number-columns-repeated="12"/>
          <table:table-cell table:number-columns-repeated="1010"/>
        </table:table-row>
        <table:table-row table:style-name="ro2">
          <table:table-cell table:style-name="ce4" office:value-type="string">
            <text:p>e</text:p>
          </table:table-cell>
          <table:table-cell table:style-name="ce1" table:formula="of:=MIN(1;[.B36])" office:value-type="float" office:value="1">
            <text:p>1</text:p>
          </table:table-cell>
          <table:table-cell table:style-name="ce3" table:number-columns-repeated="12"/>
          <table:table-cell table:number-columns-repeated="101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Beta" table:base-cell-address="$Sheet2.$A$1" table:cell-range-address="Sheet2.$B$14:Sheet2.$E$17"/>
        <table:named-range table:name="betainv" table:base-cell-address="$Sheet2.$A$1" table:cell-range-address="Sheet2.$B$20:Sheet2.$E$23"/>
        <table:named-range table:name="G_1" table:base-cell-address="$Sheet2.$A$1" table:cell-range-address="Sheet2.$F$2"/>
        <table:named-range table:name="G_2" table:base-cell-address="$Sheet2.$A$1" table:cell-range-address="Sheet2.$F$3"/>
        <table:named-range table:name="G_3" table:base-cell-address="$Sheet2.$A$1" table:cell-range-address="Sheet2.$F$4"/>
        <table:named-range table:name="G_4" table:base-cell-address="$Sheet2.$A$1" table:cell-range-address="Sheet2.$F$5"/>
        <table:named-range table:name="G_5" table:base-cell-address="$Sheet2.$A$1" table:cell-range-address="Sheet2.$F$6"/>
        <table:named-range table:name="G_6" table:base-cell-address="$Sheet2.$A$1" table:cell-range-address="Sheet2.$F$7"/>
        <table:named-range table:name="G_7" table:base-cell-address="$Sheet2.$A$1" table:cell-range-address="Sheet2.$F$8"/>
        <table:named-range table:name="G_8" table:base-cell-address="$Sheet2.$A$1" table:cell-range-address="Sheet2.$F$9"/>
        <table:named-range table:name="N" table:base-cell-address="$Sheet2.$A$1" table:cell-range-address="Sheet2.$J$10"/>
        <table:named-range table:name="N_1" table:base-cell-address="$Sheet2.$A$1" table:cell-range-address="Sheet2.$J$2"/>
        <table:named-range table:name="N_2" table:base-cell-address="$Sheet2.$A$1" table:cell-range-address="Sheet2.$J$3"/>
        <table:named-range table:name="N_3" table:base-cell-address="$Sheet2.$A$1" table:cell-range-address="Sheet2.$J$4"/>
        <table:named-range table:name="N_4" table:base-cell-address="$Sheet2.$A$1" table:cell-range-address="Sheet2.$J$5"/>
        <table:named-range table:name="N_5" table:base-cell-address="$Sheet2.$A$1" table:cell-range-address="Sheet2.$J$6"/>
        <table:named-range table:name="N_6" table:base-cell-address="$Sheet2.$A$1" table:cell-range-address="Sheet2.$J$7"/>
        <table:named-range table:name="N_7" table:base-cell-address="$Sheet2.$A$1" table:cell-range-address="Sheet2.$J$8"/>
        <table:named-range table:name="N_8" table:base-cell-address="$Sheet2.$A$1" table:cell-range-address="Sheet2.$J$9"/>
        <table:named-range table:name="rr" table:base-cell-address="$Sheet2.$A$1" table:cell-range-address="Sheet2.$F$20:Sheet2.$F$2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in" fo:margin-bottom="0in" fo:margin-left="0.2in" fo:margin-right="0.2in" style:print-page-order="ttb" style:first-page-number="continue" style:scale-to="100%" style:print="charts drawings objects"/>
      <style:header-style>
        <style:header-footer-properties fo:min-height="0.25in" fo:margin-left="0.2in" fo:margin-right="0.2in" fo:margin-bottom="0in"/>
      </style:header-style>
      <style:footer-style>
        <style:header-footer-properties fo:min-height="0.25in" fo:margin-left="0.2in" fo:margin-right="0.2in" fo:margin-top="0in"/>
      </style:footer-style>
    </style:page-layout>
    <style:page-layout style:name="Mpm4">
      <style:page-layout-properties style:num-format="1" style:print-orientation="landscape" fo:margin-top="0in" fo:margin-bottom="0in" fo:margin-left="0.2in" fo:margin-right="0.2in" style:print-page-order="ttb" style:first-page-number="continue" style:scale-to="68%" style:print="charts drawings objects"/>
      <style:header-style>
        <style:header-footer-properties fo:min-height="0.25in" fo:margin-left="0.2in" fo:margin-right="0.2in" fo:margin-bottom="0in"/>
      </style:header-style>
      <style:footer-style>
        <style:header-footer-properties fo:min-height="0.25in" fo:margin-left="0.2in" fo:margin-right="0.2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Anamol Pundle</meta:initial-creator>
    <dc:creator>el Magnifico</dc:creator>
    <meta:creation-date>2013-04-13T04:16:55Z</meta:creation-date>
    <dc:date>2013-08-27T19:06:13</dc:date>
    <meta:print-date>2013-04-16T02:36:37Z</meta:print-date>
    <meta:editing-duration>P0D</meta:editing-duration>
    <meta:editing-cycles>1</meta:editing-cycles>
    <meta:document-statistic meta:table-count="2" meta:cell-count="630" meta:object-count="0"/>
  </office:meta>
</office:document-meta>
</file>